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6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03.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79.08mm"/>
    </style:style>
    <style:style style:name="co7" style:family="table-column">
      <style:table-column-properties fo:break-before="auto" style:column-width="3.88mm"/>
    </style:style>
    <style:style style:name="co8" style:family="table-column">
      <style:table-column-properties fo:break-before="auto" style:column-width="243.95mm"/>
    </style:style>
    <style:style style:name="co9" style:family="table-column">
      <style:table-column-properties fo:break-before="auto" style:column-width="8.2mm"/>
    </style:style>
    <style:style style:name="co10" style:family="table-column">
      <style:table-column-properties fo:break-before="auto" style:column-width="50.8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35.35mm"/>
    </style:style>
    <style:style style:name="co13" style:family="table-column">
      <style:table-column-properties fo:break-before="auto" style:column-width="30.55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Arial1" fo:font-weight="bold" style:font-name-asian="Arial2" style:font-weight-asian="bold" style:font-name-complex="Arial2" style:font-weight-complex="bold"/>
    </style:style>
    <style:style style:name="ce8" style:family="table-cell" style:parent-style-name="Default" style:data-style-name="N0">
      <style:text-properties style:font-name="Arial1" style:font-name-asian="Arial2" style:font-name-complex="Arial2"/>
    </style:style>
    <style:style style:name="ce4" style:family="table-cell" style:parent-style-name="Default" style:data-style-name="N0">
      <style:text-properties style:font-name="Arial1" style:font-name-asian="Arial2" style:font-name-complex="Arial2"/>
    </style:style>
    <style:style style:name="ce3" style:family="table-cell" style:parent-style-name="Default" style:data-style-name="N100">
      <style:text-properties style:font-name="Arial1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00">
      <style:text-properties style:font-name="Arial1" style:font-name-asian="Arial2" style:font-name-complex="Arial2"/>
    </style:style>
    <style:style style:name="ce12" style:family="table-cell" style:parent-style-name="Default" style:data-style-name="N0">
      <style:table-cell-properties fo:background-color="#000000"/>
      <style:text-properties style:font-name="Arial1" fo:font-weight="bold" style:font-name-asian="Arial2" style:font-weight-asian="bold" style:font-name-complex="Arial2" style:font-weight-complex="bold"/>
    </style:style>
    <style:style style:name="ce13" style:family="table-cell" style:parent-style-name="Default" style:data-style-name="N0">
      <style:table-cell-properties fo:background-color="#000000"/>
      <style:text-properties style:font-name="Arial1" style:font-name-asian="Arial2" style:font-name-complex="Arial2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16" style:family="table-cell" style:parent-style-name="Default" style:data-style-name="N0">
      <style:text-properties style:font-name="Arial" fo:font-size="12pt" style:font-name-asian="Arial2" style:font-size-asian="12pt" style:font-name-complex="Arial2" style:font-size-complex="12pt"/>
    </style:style>
    <style:style style:name="ce17" style:family="table-cell" style:parent-style-name="Default" style:data-style-name="N0"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Lists.$A$2:.$A$40])" table:allow-empty-cell="false" table:display-list="unsorted" table:base-cell-address="Nodes.A2">
          <table:error-message table:message-type="stop" table:display="true"/>
        </table:content-validation>
        <table:content-validation table:name="val2" table:condition="of:cell-content-is-in-list([Lists.$B$2:.$B$50])" table:allow-empty-cell="true" table:display-list="unsorted" table:base-cell-address="Edges.A2">
          <table:error-message table:message-type="stop" table:display="true"/>
        </table:content-validation>
        <table:content-validation table:name="val3" table:condition="of:cell-content-is-in-list([Nodes.$B$2:.$B$100])" table:allow-empty-cell="false" table:display-list="unsorted" table:base-cell-address="Edges.B2">
          <table:error-message table:message-type="stop" table:display="true"/>
        </table:content-validation>
        <table:content-validation table:name="val4" table:condition="of:cell-content-is-in-list([Lists.$C$2:.$C$3])" table:allow-empty-cell="false" table:display-list="unsorted" table:base-cell-address="Edges.D2">
          <table:error-message table:message-type="stop" table:display="true"/>
        </table:content-validation>
      </table:content-validations>
      <table:table table:name="Nodes" table:style-name="ta1"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2" table:default-cell-style-name="ce13"/>
        <table:table-column table:style-name="co3" table:default-cell-style-name="ce4"/>
        <table:table-column table:style-name="co4" table:number-columns-repeated="1016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ther_name</text:p>
          </table:table-cell>
          <table:table-cell table:style-name="ce3" office:value-type="string" calcext:value-type="string">
            <text:p>fromdate</text:p>
          </table:table-cell>
          <table:table-cell table:style-name="ce3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7"/>
        </table:table-row>
        <table:table-row table:style-name="ro1">
          <table:table-cell table:style-name="ce8" table:content-validation-name="val1" office:value-type="string" calcext:value-type="string">
            <text:p>town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test_other_name</text:p>
          </table:table-cell>
          <table:table-cell office:value-type="string" calcext:value-type="string">
            <text:p>1888 BC</text:p>
          </table:table-cell>
          <table:table-cell office:value-type="string" calcext:value-type="string">
            <text:p>2018-08-12</text:p>
          </table:table-cell>
          <table:table-cell/>
          <table:table-cell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town {name: 'test_name', other_name: 'test_other_name', fromdate: '1888 BC', todate: '2018-08-12'});" calcext:value-type="string">
            <text:p>CREATE (n:town {name: 'test_name', other_name: 'test_other_name', fromdate: '1888 BC', todate: '2018-08-12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s" table:style-name="ta1">
        <table:table-column table:style-name="co6" table:number-columns-repeated="6" table:default-cell-style-name="ce8"/>
        <table:table-column table:style-name="co7" table:default-cell-style-name="ce13"/>
        <table:table-column table:style-name="co8" table:default-cell-style-name="ce8"/>
        <table:table-column table:style-name="co9" table:visibility="collapse" table:number-columns-repeated="2" table:default-cell-style-name="ce8"/>
        <table:table-column table:style-name="co4" table:visibility="collapse" table:number-columns-repeated="2" table:default-cell-style-name="ce8"/>
        <table:table-column table:style-name="co4" table:number-columns-repeated="2" table:default-cell-style-name="ce8"/>
        <table:table-column table:style-name="co10" table:default-cell-style-name="ce8"/>
        <table:table-column table:style-name="co4" table:number-columns-repeated="1008" table:default-cell-style-name="ce8"/>
        <table:table-column table:style-name="co5" table:default-cell-style-name="ce8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ource-name</text:p>
          </table:table-cell>
          <table:table-cell table:style-name="ce2" office:value-type="string" calcext:value-type="string">
            <text:p>destination-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fromdate</text:p>
          </table:table-cell>
          <table:table-cell table:style-name="ce2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6"/>
        </table:table-row>
        <table:table-row table:style-name="ro3">
          <table:table-cell table:content-validation-name="val2" office:value-type="string" calcext:value-type="string">
            <text:p>knows</text:p>
          </table:table-cell>
          <table:table-cell table:number-columns-repeated="2" table:content-validation-name="val3" office:value-type="string" calcext:value-type="string">
            <text:p>test_name</text:p>
          </table:table-cell>
          <table:table-cell table:content-validation-name="val4" office:value-type="string" calcext:value-type="string">
            <text:p>unproven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gg</text:p>
          </table:table-cell>
          <table:table-cell/>
          <table:table-cell table:formula="of:=&quot;MATCH  (s:&quot;&amp;[.K2]&amp;&quot; {name: '&quot;&amp;[.B2]&amp;&quot;'}),(d:&quot;&amp;[.L2]&amp;&quot;,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 (s:town {name: 'test_name'}),(d:town, {name: 'test_name'}) CREATE (s)-[:knows {status: 'unproven', fromdate: 'rrr', todate: 'gg'}]-&gt;(d);" calcext:value-type="string">
            <text:p>MATCH <text:s/>(s:town {name: 'test_name'}),(d:town, {name: 'test_name'}) CREATE (s)-[:knows {status: 'unproven', fromdate: 'rrr', todate: 'gg'}]-&gt;(d);</text:p>
          </table:table-cell>
          <table:table-cell table:formula="of:=MATCH([.B2];[Nodes.$B$2:.$B$100];0)" office:value-type="float" office:value="1" calcext:value-type="float">
            <text:p>1</text:p>
          </table:table-cell>
          <table:table-cell table:formula="of:=MATCH([.C2];[Nodes.$B$2:.$B$100];0)" office:value-type="float" office:value="1" calcext:value-type="float">
            <text:p>1</text:p>
          </table:table-cell>
          <table:table-cell table:formula="of:=OFFSET([Nodes.$B$1];[.I2];-1)" office:value-type="string" office:string-value="town" calcext:value-type="string">
            <text:p>town</text:p>
          </table:table-cell>
          <table:table-cell table:formula="of:=OFFSET([Nodes.$B$1];[.J2];-1)" office:value-type="string" office:string-value="town" calcext:value-type="string">
            <text:p>town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]&amp;&quot; {name: '&quot;&amp;[.B3]&amp;&quot;'}),(d:&quot;&amp;[.L3]&amp;&quot;, {name: '&quot;&amp;[.C3]&amp;&quot;'}) CREATE (s)-[:&quot;&amp;[.A3]&amp;&quot; {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" calcext:value-type="error">
            <text:p>#NV</text:p>
          </table:table-cell>
          <table:table-cell table:formula="of:=MATCH([.B3];[Nodes.$B$2:.$B$100];0)" office:value-type="string" office:string-value="" calcext:value-type="error">
            <text:p>#NV</text:p>
          </table:table-cell>
          <table:table-cell table:formula="of:=MATCH([.C3];[Nodes.$B$2:.$B$100];0)" office:value-type="string" office:string-value="" calcext:value-type="error">
            <text:p>#NV</text:p>
          </table:table-cell>
          <table:table-cell table:formula="of:=OFFSET([Nodes.$B$1];[.I3];-1)" office:value-type="string" office:string-value="" calcext:value-type="error">
            <text:p>#NV</text:p>
          </table:table-cell>
          <table:table-cell table:formula="of:=OFFSET([Nodes.$B$1];[.J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]&amp;&quot; {name: '&quot;&amp;[.B4]&amp;&quot;'}),(d:&quot;&amp;[.L4]&amp;&quot;, {name: '&quot;&amp;[.C4]&amp;&quot;'}) CREATE (s)-[:&quot;&amp;[.A4]&amp;&quot; {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" calcext:value-type="error">
            <text:p>#NV</text:p>
          </table:table-cell>
          <table:table-cell table:formula="of:=MATCH([.B4];[Nodes.$B$2:.$B$100];0)" office:value-type="string" office:string-value="" calcext:value-type="error">
            <text:p>#NV</text:p>
          </table:table-cell>
          <table:table-cell table:formula="of:=MATCH([.C4];[Nodes.$B$2:.$B$100];0)" office:value-type="string" office:string-value="" calcext:value-type="error">
            <text:p>#NV</text:p>
          </table:table-cell>
          <table:table-cell table:formula="of:=OFFSET([Nodes.$B$1];[.I4];-1)" office:value-type="string" office:string-value="" calcext:value-type="error">
            <text:p>#NV</text:p>
          </table:table-cell>
          <table:table-cell table:formula="of:=OFFSET([Nodes.$B$1];[.J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]&amp;&quot; {name: '&quot;&amp;[.B5]&amp;&quot;'}),(d:&quot;&amp;[.L5]&amp;&quot;, {name: '&quot;&amp;[.C5]&amp;&quot;'}) CREATE (s)-[:&quot;&amp;[.A5]&amp;&quot; {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NV</text:p>
          </table:table-cell>
          <table:table-cell table:formula="of:=MATCH([.B5];[Nodes.$B$2:.$B$100];0)" office:value-type="string" office:string-value="" calcext:value-type="error">
            <text:p>#NV</text:p>
          </table:table-cell>
          <table:table-cell table:formula="of:=MATCH([.C5];[Nodes.$B$2:.$B$100];0)" office:value-type="string" office:string-value="" calcext:value-type="error">
            <text:p>#NV</text:p>
          </table:table-cell>
          <table:table-cell table:formula="of:=OFFSET([Nodes.$B$1];[.I5];-1)" office:value-type="string" office:string-value="" calcext:value-type="error">
            <text:p>#NV</text:p>
          </table:table-cell>
          <table:table-cell table:formula="of:=OFFSET([Nodes.$B$1];[.J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]&amp;&quot; {name: '&quot;&amp;[.B6]&amp;&quot;'}),(d:&quot;&amp;[.L6]&amp;&quot;, {name: '&quot;&amp;[.C6]&amp;&quot;'}) CREATE (s)-[:&quot;&amp;[.A6]&amp;&quot; {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NV</text:p>
          </table:table-cell>
          <table:table-cell table:formula="of:=MATCH([.B6];[Nodes.$B$2:.$B$100];0)" office:value-type="string" office:string-value="" calcext:value-type="error">
            <text:p>#NV</text:p>
          </table:table-cell>
          <table:table-cell table:formula="of:=MATCH([.C6];[Nodes.$B$2:.$B$100];0)" office:value-type="string" office:string-value="" calcext:value-type="error">
            <text:p>#NV</text:p>
          </table:table-cell>
          <table:table-cell table:formula="of:=OFFSET([Nodes.$B$1];[.I6];-1)" office:value-type="string" office:string-value="" calcext:value-type="error">
            <text:p>#NV</text:p>
          </table:table-cell>
          <table:table-cell table:formula="of:=OFFSET([Nodes.$B$1];[.J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]&amp;&quot; {name: '&quot;&amp;[.B7]&amp;&quot;'}),(d:&quot;&amp;[.L7]&amp;&quot;, {name: '&quot;&amp;[.C7]&amp;&quot;'}) CREATE (s)-[:&quot;&amp;[.A7]&amp;&quot; {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NV</text:p>
          </table:table-cell>
          <table:table-cell table:formula="of:=MATCH([.B7];[Nodes.$B$2:.$B$100];0)" office:value-type="string" office:string-value="" calcext:value-type="error">
            <text:p>#NV</text:p>
          </table:table-cell>
          <table:table-cell table:formula="of:=MATCH([.C7];[Nodes.$B$2:.$B$100];0)" office:value-type="string" office:string-value="" calcext:value-type="error">
            <text:p>#NV</text:p>
          </table:table-cell>
          <table:table-cell table:formula="of:=OFFSET([Nodes.$B$1];[.I7];-1)" office:value-type="string" office:string-value="" calcext:value-type="error">
            <text:p>#NV</text:p>
          </table:table-cell>
          <table:table-cell table:formula="of:=OFFSET([Nodes.$B$1];[.J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]&amp;&quot; {name: '&quot;&amp;[.B8]&amp;&quot;'}),(d:&quot;&amp;[.L8]&amp;&quot;, {name: '&quot;&amp;[.C8]&amp;&quot;'}) CREATE (s)-[:&quot;&amp;[.A8]&amp;&quot; {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NV</text:p>
          </table:table-cell>
          <table:table-cell table:formula="of:=MATCH([.B8];[Nodes.$B$2:.$B$100];0)" office:value-type="string" office:string-value="" calcext:value-type="error">
            <text:p>#NV</text:p>
          </table:table-cell>
          <table:table-cell table:formula="of:=MATCH([.C8];[Nodes.$B$2:.$B$100];0)" office:value-type="string" office:string-value="" calcext:value-type="error">
            <text:p>#NV</text:p>
          </table:table-cell>
          <table:table-cell table:formula="of:=OFFSET([Nodes.$B$1];[.I8];-1)" office:value-type="string" office:string-value="" calcext:value-type="error">
            <text:p>#NV</text:p>
          </table:table-cell>
          <table:table-cell table:formula="of:=OFFSET([Nodes.$B$1];[.J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]&amp;&quot; {name: '&quot;&amp;[.B9]&amp;&quot;'}),(d:&quot;&amp;[.L9]&amp;&quot;, {name: '&quot;&amp;[.C9]&amp;&quot;'}) CREATE (s)-[:&quot;&amp;[.A9]&amp;&quot; {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NV</text:p>
          </table:table-cell>
          <table:table-cell table:formula="of:=MATCH([.B9];[Nodes.$B$2:.$B$100];0)" office:value-type="string" office:string-value="" calcext:value-type="error">
            <text:p>#NV</text:p>
          </table:table-cell>
          <table:table-cell table:formula="of:=MATCH([.C9];[Nodes.$B$2:.$B$100];0)" office:value-type="string" office:string-value="" calcext:value-type="error">
            <text:p>#NV</text:p>
          </table:table-cell>
          <table:table-cell table:formula="of:=OFFSET([Nodes.$B$1];[.I9];-1)" office:value-type="string" office:string-value="" calcext:value-type="error">
            <text:p>#NV</text:p>
          </table:table-cell>
          <table:table-cell table:formula="of:=OFFSET([Nodes.$B$1];[.J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0]&amp;&quot; {name: '&quot;&amp;[.B10]&amp;&quot;'}),(d:&quot;&amp;[.L10]&amp;&quot;, {name: '&quot;&amp;[.C10]&amp;&quot;'}) CREATE (s)-[:&quot;&amp;[.A10]&amp;&quot; {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NV</text:p>
          </table:table-cell>
          <table:table-cell table:formula="of:=MATCH([.B10];[Nodes.$B$2:.$B$100];0)" office:value-type="string" office:string-value="" calcext:value-type="error">
            <text:p>#NV</text:p>
          </table:table-cell>
          <table:table-cell table:formula="of:=MATCH([.C10];[Nodes.$B$2:.$B$100];0)" office:value-type="string" office:string-value="" calcext:value-type="error">
            <text:p>#NV</text:p>
          </table:table-cell>
          <table:table-cell table:formula="of:=OFFSET([Nodes.$B$1];[.I10];-1)" office:value-type="string" office:string-value="" calcext:value-type="error">
            <text:p>#NV</text:p>
          </table:table-cell>
          <table:table-cell table:formula="of:=OFFSET([Nodes.$B$1];[.J1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1]&amp;&quot; {name: '&quot;&amp;[.B11]&amp;&quot;'}),(d:&quot;&amp;[.L11]&amp;&quot;, {name: '&quot;&amp;[.C11]&amp;&quot;'}) CREATE (s)-[:&quot;&amp;[.A11]&amp;&quot; {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NV</text:p>
          </table:table-cell>
          <table:table-cell table:formula="of:=MATCH([.B11];[Nodes.$B$2:.$B$100];0)" office:value-type="string" office:string-value="" calcext:value-type="error">
            <text:p>#NV</text:p>
          </table:table-cell>
          <table:table-cell table:formula="of:=MATCH([.C11];[Nodes.$B$2:.$B$100];0)" office:value-type="string" office:string-value="" calcext:value-type="error">
            <text:p>#NV</text:p>
          </table:table-cell>
          <table:table-cell table:formula="of:=OFFSET([Nodes.$B$1];[.I11];-1)" office:value-type="string" office:string-value="" calcext:value-type="error">
            <text:p>#NV</text:p>
          </table:table-cell>
          <table:table-cell table:formula="of:=OFFSET([Nodes.$B$1];[.J1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2]&amp;&quot; {name: '&quot;&amp;[.B12]&amp;&quot;'}),(d:&quot;&amp;[.L12]&amp;&quot;, {name: '&quot;&amp;[.C12]&amp;&quot;'}) CREATE (s)-[:&quot;&amp;[.A12]&amp;&quot; {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NV</text:p>
          </table:table-cell>
          <table:table-cell table:formula="of:=MATCH([.B12];[Nodes.$B$2:.$B$100];0)" office:value-type="string" office:string-value="" calcext:value-type="error">
            <text:p>#NV</text:p>
          </table:table-cell>
          <table:table-cell table:formula="of:=MATCH([.C12];[Nodes.$B$2:.$B$100];0)" office:value-type="string" office:string-value="" calcext:value-type="error">
            <text:p>#NV</text:p>
          </table:table-cell>
          <table:table-cell table:formula="of:=OFFSET([Nodes.$B$1];[.I12];-1)" office:value-type="string" office:string-value="" calcext:value-type="error">
            <text:p>#NV</text:p>
          </table:table-cell>
          <table:table-cell table:formula="of:=OFFSET([Nodes.$B$1];[.J1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3]&amp;&quot; {name: '&quot;&amp;[.B13]&amp;&quot;'}),(d:&quot;&amp;[.L13]&amp;&quot;, {name: '&quot;&amp;[.C13]&amp;&quot;'}) CREATE (s)-[:&quot;&amp;[.A13]&amp;&quot; {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NV</text:p>
          </table:table-cell>
          <table:table-cell table:formula="of:=MATCH([.B13];[Nodes.$B$2:.$B$100];0)" office:value-type="string" office:string-value="" calcext:value-type="error">
            <text:p>#NV</text:p>
          </table:table-cell>
          <table:table-cell table:formula="of:=MATCH([.C13];[Nodes.$B$2:.$B$100];0)" office:value-type="string" office:string-value="" calcext:value-type="error">
            <text:p>#NV</text:p>
          </table:table-cell>
          <table:table-cell table:formula="of:=OFFSET([Nodes.$B$1];[.I13];-1)" office:value-type="string" office:string-value="" calcext:value-type="error">
            <text:p>#NV</text:p>
          </table:table-cell>
          <table:table-cell table:formula="of:=OFFSET([Nodes.$B$1];[.J1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4]&amp;&quot; {name: '&quot;&amp;[.B14]&amp;&quot;'}),(d:&quot;&amp;[.L14]&amp;&quot;, {name: '&quot;&amp;[.C14]&amp;&quot;'}) CREATE (s)-[:&quot;&amp;[.A14]&amp;&quot; {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NV</text:p>
          </table:table-cell>
          <table:table-cell table:formula="of:=MATCH([.B14];[Nodes.$B$2:.$B$100];0)" office:value-type="string" office:string-value="" calcext:value-type="error">
            <text:p>#NV</text:p>
          </table:table-cell>
          <table:table-cell table:formula="of:=MATCH([.C14];[Nodes.$B$2:.$B$100];0)" office:value-type="string" office:string-value="" calcext:value-type="error">
            <text:p>#NV</text:p>
          </table:table-cell>
          <table:table-cell table:formula="of:=OFFSET([Nodes.$B$1];[.I14];-1)" office:value-type="string" office:string-value="" calcext:value-type="error">
            <text:p>#NV</text:p>
          </table:table-cell>
          <table:table-cell table:formula="of:=OFFSET([Nodes.$B$1];[.J1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5]&amp;&quot; {name: '&quot;&amp;[.B15]&amp;&quot;'}),(d:&quot;&amp;[.L15]&amp;&quot;, {name: '&quot;&amp;[.C15]&amp;&quot;'}) CREATE (s)-[:&quot;&amp;[.A15]&amp;&quot; {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NV</text:p>
          </table:table-cell>
          <table:table-cell table:formula="of:=MATCH([.B15];[Nodes.$B$2:.$B$100];0)" office:value-type="string" office:string-value="" calcext:value-type="error">
            <text:p>#NV</text:p>
          </table:table-cell>
          <table:table-cell table:formula="of:=MATCH([.C15];[Nodes.$B$2:.$B$100];0)" office:value-type="string" office:string-value="" calcext:value-type="error">
            <text:p>#NV</text:p>
          </table:table-cell>
          <table:table-cell table:formula="of:=OFFSET([Nodes.$B$1];[.I15];-1)" office:value-type="string" office:string-value="" calcext:value-type="error">
            <text:p>#NV</text:p>
          </table:table-cell>
          <table:table-cell table:formula="of:=OFFSET([Nodes.$B$1];[.J1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6]&amp;&quot; {name: '&quot;&amp;[.B16]&amp;&quot;'}),(d:&quot;&amp;[.L16]&amp;&quot;, {name: '&quot;&amp;[.C16]&amp;&quot;'}) CREATE (s)-[:&quot;&amp;[.A16]&amp;&quot; {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NV</text:p>
          </table:table-cell>
          <table:table-cell table:formula="of:=MATCH([.B16];[Nodes.$B$2:.$B$100];0)" office:value-type="string" office:string-value="" calcext:value-type="error">
            <text:p>#NV</text:p>
          </table:table-cell>
          <table:table-cell table:formula="of:=MATCH([.C16];[Nodes.$B$2:.$B$100];0)" office:value-type="string" office:string-value="" calcext:value-type="error">
            <text:p>#NV</text:p>
          </table:table-cell>
          <table:table-cell table:formula="of:=OFFSET([Nodes.$B$1];[.I16];-1)" office:value-type="string" office:string-value="" calcext:value-type="error">
            <text:p>#NV</text:p>
          </table:table-cell>
          <table:table-cell table:formula="of:=OFFSET([Nodes.$B$1];[.J1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7]&amp;&quot; {name: '&quot;&amp;[.B17]&amp;&quot;'}),(d:&quot;&amp;[.L17]&amp;&quot;, {name: '&quot;&amp;[.C17]&amp;&quot;'}) CREATE (s)-[:&quot;&amp;[.A17]&amp;&quot; {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NV</text:p>
          </table:table-cell>
          <table:table-cell table:formula="of:=MATCH([.B17];[Nodes.$B$2:.$B$100];0)" office:value-type="string" office:string-value="" calcext:value-type="error">
            <text:p>#NV</text:p>
          </table:table-cell>
          <table:table-cell table:formula="of:=MATCH([.C17];[Nodes.$B$2:.$B$100];0)" office:value-type="string" office:string-value="" calcext:value-type="error">
            <text:p>#NV</text:p>
          </table:table-cell>
          <table:table-cell table:formula="of:=OFFSET([Nodes.$B$1];[.I17];-1)" office:value-type="string" office:string-value="" calcext:value-type="error">
            <text:p>#NV</text:p>
          </table:table-cell>
          <table:table-cell table:formula="of:=OFFSET([Nodes.$B$1];[.J1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8]&amp;&quot; {name: '&quot;&amp;[.B18]&amp;&quot;'}),(d:&quot;&amp;[.L18]&amp;&quot;, {name: '&quot;&amp;[.C18]&amp;&quot;'}) CREATE (s)-[:&quot;&amp;[.A18]&amp;&quot; {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NV</text:p>
          </table:table-cell>
          <table:table-cell table:formula="of:=MATCH([.B18];[Nodes.$B$2:.$B$100];0)" office:value-type="string" office:string-value="" calcext:value-type="error">
            <text:p>#NV</text:p>
          </table:table-cell>
          <table:table-cell table:formula="of:=MATCH([.C18];[Nodes.$B$2:.$B$100];0)" office:value-type="string" office:string-value="" calcext:value-type="error">
            <text:p>#NV</text:p>
          </table:table-cell>
          <table:table-cell table:formula="of:=OFFSET([Nodes.$B$1];[.I18];-1)" office:value-type="string" office:string-value="" calcext:value-type="error">
            <text:p>#NV</text:p>
          </table:table-cell>
          <table:table-cell table:formula="of:=OFFSET([Nodes.$B$1];[.J1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9]&amp;&quot; {name: '&quot;&amp;[.B19]&amp;&quot;'}),(d:&quot;&amp;[.L19]&amp;&quot;, {name: '&quot;&amp;[.C19]&amp;&quot;'}) CREATE (s)-[:&quot;&amp;[.A19]&amp;&quot; {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NV</text:p>
          </table:table-cell>
          <table:table-cell table:formula="of:=MATCH([.B19];[Nodes.$B$2:.$B$100];0)" office:value-type="string" office:string-value="" calcext:value-type="error">
            <text:p>#NV</text:p>
          </table:table-cell>
          <table:table-cell table:formula="of:=MATCH([.C19];[Nodes.$B$2:.$B$100];0)" office:value-type="string" office:string-value="" calcext:value-type="error">
            <text:p>#NV</text:p>
          </table:table-cell>
          <table:table-cell table:formula="of:=OFFSET([Nodes.$B$1];[.I19];-1)" office:value-type="string" office:string-value="" calcext:value-type="error">
            <text:p>#NV</text:p>
          </table:table-cell>
          <table:table-cell table:formula="of:=OFFSET([Nodes.$B$1];[.J1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0]&amp;&quot; {name: '&quot;&amp;[.B20]&amp;&quot;'}),(d:&quot;&amp;[.L20]&amp;&quot;, {name: '&quot;&amp;[.C20]&amp;&quot;'}) CREATE (s)-[:&quot;&amp;[.A20]&amp;&quot; {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NV</text:p>
          </table:table-cell>
          <table:table-cell table:formula="of:=MATCH([.B20];[Nodes.$B$2:.$B$100];0)" office:value-type="string" office:string-value="" calcext:value-type="error">
            <text:p>#NV</text:p>
          </table:table-cell>
          <table:table-cell table:formula="of:=MATCH([.C20];[Nodes.$B$2:.$B$100];0)" office:value-type="string" office:string-value="" calcext:value-type="error">
            <text:p>#NV</text:p>
          </table:table-cell>
          <table:table-cell table:formula="of:=OFFSET([Nodes.$B$1];[.I20];-1)" office:value-type="string" office:string-value="" calcext:value-type="error">
            <text:p>#NV</text:p>
          </table:table-cell>
          <table:table-cell table:formula="of:=OFFSET([Nodes.$B$1];[.J2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1]&amp;&quot; {name: '&quot;&amp;[.B21]&amp;&quot;'}),(d:&quot;&amp;[.L21]&amp;&quot;, {name: '&quot;&amp;[.C21]&amp;&quot;'}) CREATE (s)-[:&quot;&amp;[.A21]&amp;&quot; {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NV</text:p>
          </table:table-cell>
          <table:table-cell table:formula="of:=MATCH([.B21];[Nodes.$B$2:.$B$100];0)" office:value-type="string" office:string-value="" calcext:value-type="error">
            <text:p>#NV</text:p>
          </table:table-cell>
          <table:table-cell table:formula="of:=MATCH([.C21];[Nodes.$B$2:.$B$100];0)" office:value-type="string" office:string-value="" calcext:value-type="error">
            <text:p>#NV</text:p>
          </table:table-cell>
          <table:table-cell table:formula="of:=OFFSET([Nodes.$B$1];[.I21];-1)" office:value-type="string" office:string-value="" calcext:value-type="error">
            <text:p>#NV</text:p>
          </table:table-cell>
          <table:table-cell table:formula="of:=OFFSET([Nodes.$B$1];[.J2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2]&amp;&quot; {name: '&quot;&amp;[.B22]&amp;&quot;'}),(d:&quot;&amp;[.L22]&amp;&quot;, {name: '&quot;&amp;[.C22]&amp;&quot;'}) CREATE (s)-[:&quot;&amp;[.A22]&amp;&quot; {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NV</text:p>
          </table:table-cell>
          <table:table-cell table:formula="of:=MATCH([.B22];[Nodes.$B$2:.$B$100];0)" office:value-type="string" office:string-value="" calcext:value-type="error">
            <text:p>#NV</text:p>
          </table:table-cell>
          <table:table-cell table:formula="of:=MATCH([.C22];[Nodes.$B$2:.$B$100];0)" office:value-type="string" office:string-value="" calcext:value-type="error">
            <text:p>#NV</text:p>
          </table:table-cell>
          <table:table-cell table:formula="of:=OFFSET([Nodes.$B$1];[.I22];-1)" office:value-type="string" office:string-value="" calcext:value-type="error">
            <text:p>#NV</text:p>
          </table:table-cell>
          <table:table-cell table:formula="of:=OFFSET([Nodes.$B$1];[.J2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3]&amp;&quot; {name: '&quot;&amp;[.B23]&amp;&quot;'}),(d:&quot;&amp;[.L23]&amp;&quot;, {name: '&quot;&amp;[.C23]&amp;&quot;'}) CREATE (s)-[:&quot;&amp;[.A23]&amp;&quot; {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NV</text:p>
          </table:table-cell>
          <table:table-cell table:formula="of:=MATCH([.B23];[Nodes.$B$2:.$B$100];0)" office:value-type="string" office:string-value="" calcext:value-type="error">
            <text:p>#NV</text:p>
          </table:table-cell>
          <table:table-cell table:formula="of:=MATCH([.C23];[Nodes.$B$2:.$B$100];0)" office:value-type="string" office:string-value="" calcext:value-type="error">
            <text:p>#NV</text:p>
          </table:table-cell>
          <table:table-cell table:formula="of:=OFFSET([Nodes.$B$1];[.I23];-1)" office:value-type="string" office:string-value="" calcext:value-type="error">
            <text:p>#NV</text:p>
          </table:table-cell>
          <table:table-cell table:formula="of:=OFFSET([Nodes.$B$1];[.J2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4]&amp;&quot; {name: '&quot;&amp;[.B24]&amp;&quot;'}),(d:&quot;&amp;[.L24]&amp;&quot;, {name: '&quot;&amp;[.C24]&amp;&quot;'}) CREATE (s)-[:&quot;&amp;[.A24]&amp;&quot; {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NV</text:p>
          </table:table-cell>
          <table:table-cell table:formula="of:=MATCH([.B24];[Nodes.$B$2:.$B$100];0)" office:value-type="string" office:string-value="" calcext:value-type="error">
            <text:p>#NV</text:p>
          </table:table-cell>
          <table:table-cell table:formula="of:=MATCH([.C24];[Nodes.$B$2:.$B$100];0)" office:value-type="string" office:string-value="" calcext:value-type="error">
            <text:p>#NV</text:p>
          </table:table-cell>
          <table:table-cell table:formula="of:=OFFSET([Nodes.$B$1];[.I24];-1)" office:value-type="string" office:string-value="" calcext:value-type="error">
            <text:p>#NV</text:p>
          </table:table-cell>
          <table:table-cell table:formula="of:=OFFSET([Nodes.$B$1];[.J2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5]&amp;&quot; {name: '&quot;&amp;[.B25]&amp;&quot;'}),(d:&quot;&amp;[.L25]&amp;&quot;, {name: '&quot;&amp;[.C25]&amp;&quot;'}) CREATE (s)-[:&quot;&amp;[.A25]&amp;&quot; {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NV</text:p>
          </table:table-cell>
          <table:table-cell table:formula="of:=MATCH([.B25];[Nodes.$B$2:.$B$100];0)" office:value-type="string" office:string-value="" calcext:value-type="error">
            <text:p>#NV</text:p>
          </table:table-cell>
          <table:table-cell table:formula="of:=MATCH([.C25];[Nodes.$B$2:.$B$100];0)" office:value-type="string" office:string-value="" calcext:value-type="error">
            <text:p>#NV</text:p>
          </table:table-cell>
          <table:table-cell table:formula="of:=OFFSET([Nodes.$B$1];[.I25];-1)" office:value-type="string" office:string-value="" calcext:value-type="error">
            <text:p>#NV</text:p>
          </table:table-cell>
          <table:table-cell table:formula="of:=OFFSET([Nodes.$B$1];[.J2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6]&amp;&quot; {name: '&quot;&amp;[.B26]&amp;&quot;'}),(d:&quot;&amp;[.L26]&amp;&quot;, {name: '&quot;&amp;[.C26]&amp;&quot;'}) CREATE (s)-[:&quot;&amp;[.A26]&amp;&quot; {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NV</text:p>
          </table:table-cell>
          <table:table-cell table:formula="of:=MATCH([.B26];[Nodes.$B$2:.$B$100];0)" office:value-type="string" office:string-value="" calcext:value-type="error">
            <text:p>#NV</text:p>
          </table:table-cell>
          <table:table-cell table:formula="of:=MATCH([.C26];[Nodes.$B$2:.$B$100];0)" office:value-type="string" office:string-value="" calcext:value-type="error">
            <text:p>#NV</text:p>
          </table:table-cell>
          <table:table-cell table:formula="of:=OFFSET([Nodes.$B$1];[.I26];-1)" office:value-type="string" office:string-value="" calcext:value-type="error">
            <text:p>#NV</text:p>
          </table:table-cell>
          <table:table-cell table:formula="of:=OFFSET([Nodes.$B$1];[.J2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7]&amp;&quot; {name: '&quot;&amp;[.B27]&amp;&quot;'}),(d:&quot;&amp;[.L27]&amp;&quot;, {name: '&quot;&amp;[.C27]&amp;&quot;'}) CREATE (s)-[:&quot;&amp;[.A27]&amp;&quot; {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NV</text:p>
          </table:table-cell>
          <table:table-cell table:formula="of:=MATCH([.B27];[Nodes.$B$2:.$B$100];0)" office:value-type="string" office:string-value="" calcext:value-type="error">
            <text:p>#NV</text:p>
          </table:table-cell>
          <table:table-cell table:formula="of:=MATCH([.C27];[Nodes.$B$2:.$B$100];0)" office:value-type="string" office:string-value="" calcext:value-type="error">
            <text:p>#NV</text:p>
          </table:table-cell>
          <table:table-cell table:formula="of:=OFFSET([Nodes.$B$1];[.I27];-1)" office:value-type="string" office:string-value="" calcext:value-type="error">
            <text:p>#NV</text:p>
          </table:table-cell>
          <table:table-cell table:formula="of:=OFFSET([Nodes.$B$1];[.J2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8]&amp;&quot; {name: '&quot;&amp;[.B28]&amp;&quot;'}),(d:&quot;&amp;[.L28]&amp;&quot;, {name: '&quot;&amp;[.C28]&amp;&quot;'}) CREATE (s)-[:&quot;&amp;[.A28]&amp;&quot; {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NV</text:p>
          </table:table-cell>
          <table:table-cell table:formula="of:=MATCH([.B28];[Nodes.$B$2:.$B$100];0)" office:value-type="string" office:string-value="" calcext:value-type="error">
            <text:p>#NV</text:p>
          </table:table-cell>
          <table:table-cell table:formula="of:=MATCH([.C28];[Nodes.$B$2:.$B$100];0)" office:value-type="string" office:string-value="" calcext:value-type="error">
            <text:p>#NV</text:p>
          </table:table-cell>
          <table:table-cell table:formula="of:=OFFSET([Nodes.$B$1];[.I28];-1)" office:value-type="string" office:string-value="" calcext:value-type="error">
            <text:p>#NV</text:p>
          </table:table-cell>
          <table:table-cell table:formula="of:=OFFSET([Nodes.$B$1];[.J2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9]&amp;&quot; {name: '&quot;&amp;[.B29]&amp;&quot;'}),(d:&quot;&amp;[.L29]&amp;&quot;, {name: '&quot;&amp;[.C29]&amp;&quot;'}) CREATE (s)-[:&quot;&amp;[.A29]&amp;&quot; {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NV</text:p>
          </table:table-cell>
          <table:table-cell table:formula="of:=MATCH([.B29];[Nodes.$B$2:.$B$100];0)" office:value-type="string" office:string-value="" calcext:value-type="error">
            <text:p>#NV</text:p>
          </table:table-cell>
          <table:table-cell table:formula="of:=MATCH([.C29];[Nodes.$B$2:.$B$100];0)" office:value-type="string" office:string-value="" calcext:value-type="error">
            <text:p>#NV</text:p>
          </table:table-cell>
          <table:table-cell table:formula="of:=OFFSET([Nodes.$B$1];[.I29];-1)" office:value-type="string" office:string-value="" calcext:value-type="error">
            <text:p>#NV</text:p>
          </table:table-cell>
          <table:table-cell table:formula="of:=OFFSET([Nodes.$B$1];[.J2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0]&amp;&quot; {name: '&quot;&amp;[.B30]&amp;&quot;'}),(d:&quot;&amp;[.L30]&amp;&quot;, {name: '&quot;&amp;[.C30]&amp;&quot;'}) CREATE (s)-[:&quot;&amp;[.A30]&amp;&quot; {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NV</text:p>
          </table:table-cell>
          <table:table-cell table:formula="of:=MATCH([.B30];[Nodes.$B$2:.$B$100];0)" office:value-type="string" office:string-value="" calcext:value-type="error">
            <text:p>#NV</text:p>
          </table:table-cell>
          <table:table-cell table:formula="of:=MATCH([.C30];[Nodes.$B$2:.$B$100];0)" office:value-type="string" office:string-value="" calcext:value-type="error">
            <text:p>#NV</text:p>
          </table:table-cell>
          <table:table-cell table:formula="of:=OFFSET([Nodes.$B$1];[.I30];-1)" office:value-type="string" office:string-value="" calcext:value-type="error">
            <text:p>#NV</text:p>
          </table:table-cell>
          <table:table-cell table:formula="of:=OFFSET([Nodes.$B$1];[.J3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1]&amp;&quot; {name: '&quot;&amp;[.B31]&amp;&quot;'}),(d:&quot;&amp;[.L31]&amp;&quot;, {name: '&quot;&amp;[.C31]&amp;&quot;'}) CREATE (s)-[:&quot;&amp;[.A31]&amp;&quot; {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NV</text:p>
          </table:table-cell>
          <table:table-cell table:formula="of:=MATCH([.B31];[Nodes.$B$2:.$B$100];0)" office:value-type="string" office:string-value="" calcext:value-type="error">
            <text:p>#NV</text:p>
          </table:table-cell>
          <table:table-cell table:formula="of:=MATCH([.C31];[Nodes.$B$2:.$B$100];0)" office:value-type="string" office:string-value="" calcext:value-type="error">
            <text:p>#NV</text:p>
          </table:table-cell>
          <table:table-cell table:formula="of:=OFFSET([Nodes.$B$1];[.I31];-1)" office:value-type="string" office:string-value="" calcext:value-type="error">
            <text:p>#NV</text:p>
          </table:table-cell>
          <table:table-cell table:formula="of:=OFFSET([Nodes.$B$1];[.J3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2]&amp;&quot; {name: '&quot;&amp;[.B32]&amp;&quot;'}),(d:&quot;&amp;[.L32]&amp;&quot;, {name: '&quot;&amp;[.C32]&amp;&quot;'}) CREATE (s)-[:&quot;&amp;[.A32]&amp;&quot; {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NV</text:p>
          </table:table-cell>
          <table:table-cell table:formula="of:=MATCH([.B32];[Nodes.$B$2:.$B$100];0)" office:value-type="string" office:string-value="" calcext:value-type="error">
            <text:p>#NV</text:p>
          </table:table-cell>
          <table:table-cell table:formula="of:=MATCH([.C32];[Nodes.$B$2:.$B$100];0)" office:value-type="string" office:string-value="" calcext:value-type="error">
            <text:p>#NV</text:p>
          </table:table-cell>
          <table:table-cell table:formula="of:=OFFSET([Nodes.$B$1];[.I32];-1)" office:value-type="string" office:string-value="" calcext:value-type="error">
            <text:p>#NV</text:p>
          </table:table-cell>
          <table:table-cell table:formula="of:=OFFSET([Nodes.$B$1];[.J3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3]&amp;&quot; {name: '&quot;&amp;[.B33]&amp;&quot;'}),(d:&quot;&amp;[.L33]&amp;&quot;, {name: '&quot;&amp;[.C33]&amp;&quot;'}) CREATE (s)-[:&quot;&amp;[.A33]&amp;&quot; {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NV</text:p>
          </table:table-cell>
          <table:table-cell table:formula="of:=MATCH([.B33];[Nodes.$B$2:.$B$100];0)" office:value-type="string" office:string-value="" calcext:value-type="error">
            <text:p>#NV</text:p>
          </table:table-cell>
          <table:table-cell table:formula="of:=MATCH([.C33];[Nodes.$B$2:.$B$100];0)" office:value-type="string" office:string-value="" calcext:value-type="error">
            <text:p>#NV</text:p>
          </table:table-cell>
          <table:table-cell table:formula="of:=OFFSET([Nodes.$B$1];[.I33];-1)" office:value-type="string" office:string-value="" calcext:value-type="error">
            <text:p>#NV</text:p>
          </table:table-cell>
          <table:table-cell table:formula="of:=OFFSET([Nodes.$B$1];[.J3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4]&amp;&quot; {name: '&quot;&amp;[.B34]&amp;&quot;'}),(d:&quot;&amp;[.L34]&amp;&quot;, {name: '&quot;&amp;[.C34]&amp;&quot;'}) CREATE (s)-[:&quot;&amp;[.A34]&amp;&quot; {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NV</text:p>
          </table:table-cell>
          <table:table-cell table:formula="of:=MATCH([.B34];[Nodes.$B$2:.$B$100];0)" office:value-type="string" office:string-value="" calcext:value-type="error">
            <text:p>#NV</text:p>
          </table:table-cell>
          <table:table-cell table:formula="of:=MATCH([.C34];[Nodes.$B$2:.$B$100];0)" office:value-type="string" office:string-value="" calcext:value-type="error">
            <text:p>#NV</text:p>
          </table:table-cell>
          <table:table-cell table:formula="of:=OFFSET([Nodes.$B$1];[.I34];-1)" office:value-type="string" office:string-value="" calcext:value-type="error">
            <text:p>#NV</text:p>
          </table:table-cell>
          <table:table-cell table:formula="of:=OFFSET([Nodes.$B$1];[.J3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5]&amp;&quot; {name: '&quot;&amp;[.B35]&amp;&quot;'}),(d:&quot;&amp;[.L35]&amp;&quot;, {name: '&quot;&amp;[.C35]&amp;&quot;'}) CREATE (s)-[:&quot;&amp;[.A35]&amp;&quot; {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NV</text:p>
          </table:table-cell>
          <table:table-cell table:formula="of:=MATCH([.B35];[Nodes.$B$2:.$B$100];0)" office:value-type="string" office:string-value="" calcext:value-type="error">
            <text:p>#NV</text:p>
          </table:table-cell>
          <table:table-cell table:formula="of:=MATCH([.C35];[Nodes.$B$2:.$B$100];0)" office:value-type="string" office:string-value="" calcext:value-type="error">
            <text:p>#NV</text:p>
          </table:table-cell>
          <table:table-cell table:formula="of:=OFFSET([Nodes.$B$1];[.I35];-1)" office:value-type="string" office:string-value="" calcext:value-type="error">
            <text:p>#NV</text:p>
          </table:table-cell>
          <table:table-cell table:formula="of:=OFFSET([Nodes.$B$1];[.J3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6]&amp;&quot; {name: '&quot;&amp;[.B36]&amp;&quot;'}),(d:&quot;&amp;[.L36]&amp;&quot;, {name: '&quot;&amp;[.C36]&amp;&quot;'}) CREATE (s)-[:&quot;&amp;[.A36]&amp;&quot; {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NV</text:p>
          </table:table-cell>
          <table:table-cell table:formula="of:=MATCH([.B36];[Nodes.$B$2:.$B$100];0)" office:value-type="string" office:string-value="" calcext:value-type="error">
            <text:p>#NV</text:p>
          </table:table-cell>
          <table:table-cell table:formula="of:=MATCH([.C36];[Nodes.$B$2:.$B$100];0)" office:value-type="string" office:string-value="" calcext:value-type="error">
            <text:p>#NV</text:p>
          </table:table-cell>
          <table:table-cell table:formula="of:=OFFSET([Nodes.$B$1];[.I36];-1)" office:value-type="string" office:string-value="" calcext:value-type="error">
            <text:p>#NV</text:p>
          </table:table-cell>
          <table:table-cell table:formula="of:=OFFSET([Nodes.$B$1];[.J3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7]&amp;&quot; {name: '&quot;&amp;[.B37]&amp;&quot;'}),(d:&quot;&amp;[.L37]&amp;&quot;, {name: '&quot;&amp;[.C37]&amp;&quot;'}) CREATE (s)-[:&quot;&amp;[.A37]&amp;&quot; {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NV</text:p>
          </table:table-cell>
          <table:table-cell table:formula="of:=MATCH([.B37];[Nodes.$B$2:.$B$100];0)" office:value-type="string" office:string-value="" calcext:value-type="error">
            <text:p>#NV</text:p>
          </table:table-cell>
          <table:table-cell table:formula="of:=MATCH([.C37];[Nodes.$B$2:.$B$100];0)" office:value-type="string" office:string-value="" calcext:value-type="error">
            <text:p>#NV</text:p>
          </table:table-cell>
          <table:table-cell table:formula="of:=OFFSET([Nodes.$B$1];[.I37];-1)" office:value-type="string" office:string-value="" calcext:value-type="error">
            <text:p>#NV</text:p>
          </table:table-cell>
          <table:table-cell table:formula="of:=OFFSET([Nodes.$B$1];[.J3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8]&amp;&quot; {name: '&quot;&amp;[.B38]&amp;&quot;'}),(d:&quot;&amp;[.L38]&amp;&quot;, {name: '&quot;&amp;[.C38]&amp;&quot;'}) CREATE (s)-[:&quot;&amp;[.A38]&amp;&quot; {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NV</text:p>
          </table:table-cell>
          <table:table-cell table:formula="of:=MATCH([.B38];[Nodes.$B$2:.$B$100];0)" office:value-type="string" office:string-value="" calcext:value-type="error">
            <text:p>#NV</text:p>
          </table:table-cell>
          <table:table-cell table:formula="of:=MATCH([.C38];[Nodes.$B$2:.$B$100];0)" office:value-type="string" office:string-value="" calcext:value-type="error">
            <text:p>#NV</text:p>
          </table:table-cell>
          <table:table-cell table:formula="of:=OFFSET([Nodes.$B$1];[.I38];-1)" office:value-type="string" office:string-value="" calcext:value-type="error">
            <text:p>#NV</text:p>
          </table:table-cell>
          <table:table-cell table:formula="of:=OFFSET([Nodes.$B$1];[.J3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9]&amp;&quot; {name: '&quot;&amp;[.B39]&amp;&quot;'}),(d:&quot;&amp;[.L39]&amp;&quot;, {name: '&quot;&amp;[.C39]&amp;&quot;'}) CREATE (s)-[:&quot;&amp;[.A39]&amp;&quot; {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NV</text:p>
          </table:table-cell>
          <table:table-cell table:formula="of:=MATCH([.B39];[Nodes.$B$2:.$B$100];0)" office:value-type="string" office:string-value="" calcext:value-type="error">
            <text:p>#NV</text:p>
          </table:table-cell>
          <table:table-cell table:formula="of:=MATCH([.C39];[Nodes.$B$2:.$B$100];0)" office:value-type="string" office:string-value="" calcext:value-type="error">
            <text:p>#NV</text:p>
          </table:table-cell>
          <table:table-cell table:formula="of:=OFFSET([Nodes.$B$1];[.I39];-1)" office:value-type="string" office:string-value="" calcext:value-type="error">
            <text:p>#NV</text:p>
          </table:table-cell>
          <table:table-cell table:formula="of:=OFFSET([Nodes.$B$1];[.J3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0]&amp;&quot; {name: '&quot;&amp;[.B40]&amp;&quot;'}),(d:&quot;&amp;[.L40]&amp;&quot;, {name: '&quot;&amp;[.C40]&amp;&quot;'}) CREATE (s)-[:&quot;&amp;[.A40]&amp;&quot; {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NV</text:p>
          </table:table-cell>
          <table:table-cell table:formula="of:=MATCH([.B40];[Nodes.$B$2:.$B$100];0)" office:value-type="string" office:string-value="" calcext:value-type="error">
            <text:p>#NV</text:p>
          </table:table-cell>
          <table:table-cell table:formula="of:=MATCH([.C40];[Nodes.$B$2:.$B$100];0)" office:value-type="string" office:string-value="" calcext:value-type="error">
            <text:p>#NV</text:p>
          </table:table-cell>
          <table:table-cell table:formula="of:=OFFSET([Nodes.$B$1];[.I40];-1)" office:value-type="string" office:string-value="" calcext:value-type="error">
            <text:p>#NV</text:p>
          </table:table-cell>
          <table:table-cell table:formula="of:=OFFSET([Nodes.$B$1];[.J4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1]&amp;&quot; {name: '&quot;&amp;[.B41]&amp;&quot;'}),(d:&quot;&amp;[.L41]&amp;&quot;, {name: '&quot;&amp;[.C41]&amp;&quot;'}) CREATE (s)-[:&quot;&amp;[.A41]&amp;&quot; {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NV</text:p>
          </table:table-cell>
          <table:table-cell table:formula="of:=MATCH([.B41];[Nodes.$B$2:.$B$100];0)" office:value-type="string" office:string-value="" calcext:value-type="error">
            <text:p>#NV</text:p>
          </table:table-cell>
          <table:table-cell table:formula="of:=MATCH([.C41];[Nodes.$B$2:.$B$100];0)" office:value-type="string" office:string-value="" calcext:value-type="error">
            <text:p>#NV</text:p>
          </table:table-cell>
          <table:table-cell table:formula="of:=OFFSET([Nodes.$B$1];[.I41];-1)" office:value-type="string" office:string-value="" calcext:value-type="error">
            <text:p>#NV</text:p>
          </table:table-cell>
          <table:table-cell table:formula="of:=OFFSET([Nodes.$B$1];[.J4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2]&amp;&quot; {name: '&quot;&amp;[.B42]&amp;&quot;'}),(d:&quot;&amp;[.L42]&amp;&quot;, {name: '&quot;&amp;[.C42]&amp;&quot;'}) CREATE (s)-[:&quot;&amp;[.A42]&amp;&quot; {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NV</text:p>
          </table:table-cell>
          <table:table-cell table:formula="of:=MATCH([.B42];[Nodes.$B$2:.$B$100];0)" office:value-type="string" office:string-value="" calcext:value-type="error">
            <text:p>#NV</text:p>
          </table:table-cell>
          <table:table-cell table:formula="of:=MATCH([.C42];[Nodes.$B$2:.$B$100];0)" office:value-type="string" office:string-value="" calcext:value-type="error">
            <text:p>#NV</text:p>
          </table:table-cell>
          <table:table-cell table:formula="of:=OFFSET([Nodes.$B$1];[.I42];-1)" office:value-type="string" office:string-value="" calcext:value-type="error">
            <text:p>#NV</text:p>
          </table:table-cell>
          <table:table-cell table:formula="of:=OFFSET([Nodes.$B$1];[.J4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3]&amp;&quot; {name: '&quot;&amp;[.B43]&amp;&quot;'}),(d:&quot;&amp;[.L43]&amp;&quot;, {name: '&quot;&amp;[.C43]&amp;&quot;'}) CREATE (s)-[:&quot;&amp;[.A43]&amp;&quot; {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NV</text:p>
          </table:table-cell>
          <table:table-cell table:formula="of:=MATCH([.B43];[Nodes.$B$2:.$B$100];0)" office:value-type="string" office:string-value="" calcext:value-type="error">
            <text:p>#NV</text:p>
          </table:table-cell>
          <table:table-cell table:formula="of:=MATCH([.C43];[Nodes.$B$2:.$B$100];0)" office:value-type="string" office:string-value="" calcext:value-type="error">
            <text:p>#NV</text:p>
          </table:table-cell>
          <table:table-cell table:formula="of:=OFFSET([Nodes.$B$1];[.I43];-1)" office:value-type="string" office:string-value="" calcext:value-type="error">
            <text:p>#NV</text:p>
          </table:table-cell>
          <table:table-cell table:formula="of:=OFFSET([Nodes.$B$1];[.J4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4]&amp;&quot; {name: '&quot;&amp;[.B44]&amp;&quot;'}),(d:&quot;&amp;[.L44]&amp;&quot;, {name: '&quot;&amp;[.C44]&amp;&quot;'}) CREATE (s)-[:&quot;&amp;[.A44]&amp;&quot; {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NV</text:p>
          </table:table-cell>
          <table:table-cell table:formula="of:=MATCH([.B44];[Nodes.$B$2:.$B$100];0)" office:value-type="string" office:string-value="" calcext:value-type="error">
            <text:p>#NV</text:p>
          </table:table-cell>
          <table:table-cell table:formula="of:=MATCH([.C44];[Nodes.$B$2:.$B$100];0)" office:value-type="string" office:string-value="" calcext:value-type="error">
            <text:p>#NV</text:p>
          </table:table-cell>
          <table:table-cell table:formula="of:=OFFSET([Nodes.$B$1];[.I44];-1)" office:value-type="string" office:string-value="" calcext:value-type="error">
            <text:p>#NV</text:p>
          </table:table-cell>
          <table:table-cell table:formula="of:=OFFSET([Nodes.$B$1];[.J4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5]&amp;&quot; {name: '&quot;&amp;[.B45]&amp;&quot;'}),(d:&quot;&amp;[.L45]&amp;&quot;, {name: '&quot;&amp;[.C45]&amp;&quot;'}) CREATE (s)-[:&quot;&amp;[.A45]&amp;&quot; {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NV</text:p>
          </table:table-cell>
          <table:table-cell table:formula="of:=MATCH([.B45];[Nodes.$B$2:.$B$100];0)" office:value-type="string" office:string-value="" calcext:value-type="error">
            <text:p>#NV</text:p>
          </table:table-cell>
          <table:table-cell table:formula="of:=MATCH([.C45];[Nodes.$B$2:.$B$100];0)" office:value-type="string" office:string-value="" calcext:value-type="error">
            <text:p>#NV</text:p>
          </table:table-cell>
          <table:table-cell table:formula="of:=OFFSET([Nodes.$B$1];[.I45];-1)" office:value-type="string" office:string-value="" calcext:value-type="error">
            <text:p>#NV</text:p>
          </table:table-cell>
          <table:table-cell table:formula="of:=OFFSET([Nodes.$B$1];[.J4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6]&amp;&quot; {name: '&quot;&amp;[.B46]&amp;&quot;'}),(d:&quot;&amp;[.L46]&amp;&quot;, {name: '&quot;&amp;[.C46]&amp;&quot;'}) CREATE (s)-[:&quot;&amp;[.A46]&amp;&quot; {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NV</text:p>
          </table:table-cell>
          <table:table-cell table:formula="of:=MATCH([.B46];[Nodes.$B$2:.$B$100];0)" office:value-type="string" office:string-value="" calcext:value-type="error">
            <text:p>#NV</text:p>
          </table:table-cell>
          <table:table-cell table:formula="of:=MATCH([.C46];[Nodes.$B$2:.$B$100];0)" office:value-type="string" office:string-value="" calcext:value-type="error">
            <text:p>#NV</text:p>
          </table:table-cell>
          <table:table-cell table:formula="of:=OFFSET([Nodes.$B$1];[.I46];-1)" office:value-type="string" office:string-value="" calcext:value-type="error">
            <text:p>#NV</text:p>
          </table:table-cell>
          <table:table-cell table:formula="of:=OFFSET([Nodes.$B$1];[.J4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7]&amp;&quot; {name: '&quot;&amp;[.B47]&amp;&quot;'}),(d:&quot;&amp;[.L47]&amp;&quot;, {name: '&quot;&amp;[.C47]&amp;&quot;'}) CREATE (s)-[:&quot;&amp;[.A47]&amp;&quot; {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NV</text:p>
          </table:table-cell>
          <table:table-cell table:formula="of:=MATCH([.B47];[Nodes.$B$2:.$B$100];0)" office:value-type="string" office:string-value="" calcext:value-type="error">
            <text:p>#NV</text:p>
          </table:table-cell>
          <table:table-cell table:formula="of:=MATCH([.C47];[Nodes.$B$2:.$B$100];0)" office:value-type="string" office:string-value="" calcext:value-type="error">
            <text:p>#NV</text:p>
          </table:table-cell>
          <table:table-cell table:formula="of:=OFFSET([Nodes.$B$1];[.I47];-1)" office:value-type="string" office:string-value="" calcext:value-type="error">
            <text:p>#NV</text:p>
          </table:table-cell>
          <table:table-cell table:formula="of:=OFFSET([Nodes.$B$1];[.J4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8]&amp;&quot; {name: '&quot;&amp;[.B48]&amp;&quot;'}),(d:&quot;&amp;[.L48]&amp;&quot;, {name: '&quot;&amp;[.C48]&amp;&quot;'}) CREATE (s)-[:&quot;&amp;[.A48]&amp;&quot; {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NV</text:p>
          </table:table-cell>
          <table:table-cell table:formula="of:=MATCH([.B48];[Nodes.$B$2:.$B$100];0)" office:value-type="string" office:string-value="" calcext:value-type="error">
            <text:p>#NV</text:p>
          </table:table-cell>
          <table:table-cell table:formula="of:=MATCH([.C48];[Nodes.$B$2:.$B$100];0)" office:value-type="string" office:string-value="" calcext:value-type="error">
            <text:p>#NV</text:p>
          </table:table-cell>
          <table:table-cell table:formula="of:=OFFSET([Nodes.$B$1];[.I48];-1)" office:value-type="string" office:string-value="" calcext:value-type="error">
            <text:p>#NV</text:p>
          </table:table-cell>
          <table:table-cell table:formula="of:=OFFSET([Nodes.$B$1];[.J4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9]&amp;&quot; {name: '&quot;&amp;[.B49]&amp;&quot;'}),(d:&quot;&amp;[.L49]&amp;&quot;, {name: '&quot;&amp;[.C49]&amp;&quot;'}) CREATE (s)-[:&quot;&amp;[.A49]&amp;&quot; {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NV</text:p>
          </table:table-cell>
          <table:table-cell table:formula="of:=MATCH([.B49];[Nodes.$B$2:.$B$100];0)" office:value-type="string" office:string-value="" calcext:value-type="error">
            <text:p>#NV</text:p>
          </table:table-cell>
          <table:table-cell table:formula="of:=MATCH([.C49];[Nodes.$B$2:.$B$100];0)" office:value-type="string" office:string-value="" calcext:value-type="error">
            <text:p>#NV</text:p>
          </table:table-cell>
          <table:table-cell table:formula="of:=OFFSET([Nodes.$B$1];[.I49];-1)" office:value-type="string" office:string-value="" calcext:value-type="error">
            <text:p>#NV</text:p>
          </table:table-cell>
          <table:table-cell table:formula="of:=OFFSET([Nodes.$B$1];[.J4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0]&amp;&quot; {name: '&quot;&amp;[.B50]&amp;&quot;'}),(d:&quot;&amp;[.L50]&amp;&quot;, {name: '&quot;&amp;[.C50]&amp;&quot;'}) CREATE (s)-[:&quot;&amp;[.A50]&amp;&quot; {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NV</text:p>
          </table:table-cell>
          <table:table-cell table:formula="of:=MATCH([.B50];[Nodes.$B$2:.$B$100];0)" office:value-type="string" office:string-value="" calcext:value-type="error">
            <text:p>#NV</text:p>
          </table:table-cell>
          <table:table-cell table:formula="of:=MATCH([.C50];[Nodes.$B$2:.$B$100];0)" office:value-type="string" office:string-value="" calcext:value-type="error">
            <text:p>#NV</text:p>
          </table:table-cell>
          <table:table-cell table:formula="of:=OFFSET([Nodes.$B$1];[.I50];-1)" office:value-type="string" office:string-value="" calcext:value-type="error">
            <text:p>#NV</text:p>
          </table:table-cell>
          <table:table-cell table:formula="of:=OFFSET([Nodes.$B$1];[.J5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1]&amp;&quot; {name: '&quot;&amp;[.B51]&amp;&quot;'}),(d:&quot;&amp;[.L51]&amp;&quot;, {name: '&quot;&amp;[.C51]&amp;&quot;'}) CREATE (s)-[:&quot;&amp;[.A51]&amp;&quot; {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NV</text:p>
          </table:table-cell>
          <table:table-cell table:formula="of:=MATCH([.B51];[Nodes.$B$2:.$B$100];0)" office:value-type="string" office:string-value="" calcext:value-type="error">
            <text:p>#NV</text:p>
          </table:table-cell>
          <table:table-cell table:formula="of:=MATCH([.C51];[Nodes.$B$2:.$B$100];0)" office:value-type="string" office:string-value="" calcext:value-type="error">
            <text:p>#NV</text:p>
          </table:table-cell>
          <table:table-cell table:formula="of:=OFFSET([Nodes.$B$1];[.I51];-1)" office:value-type="string" office:string-value="" calcext:value-type="error">
            <text:p>#NV</text:p>
          </table:table-cell>
          <table:table-cell table:formula="of:=OFFSET([Nodes.$B$1];[.J5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2]&amp;&quot; {name: '&quot;&amp;[.B52]&amp;&quot;'}),(d:&quot;&amp;[.L52]&amp;&quot;, {name: '&quot;&amp;[.C52]&amp;&quot;'}) CREATE (s)-[:&quot;&amp;[.A52]&amp;&quot; {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NV</text:p>
          </table:table-cell>
          <table:table-cell table:formula="of:=MATCH([.B52];[Nodes.$B$2:.$B$100];0)" office:value-type="string" office:string-value="" calcext:value-type="error">
            <text:p>#NV</text:p>
          </table:table-cell>
          <table:table-cell table:formula="of:=MATCH([.C52];[Nodes.$B$2:.$B$100];0)" office:value-type="string" office:string-value="" calcext:value-type="error">
            <text:p>#NV</text:p>
          </table:table-cell>
          <table:table-cell table:formula="of:=OFFSET([Nodes.$B$1];[.I52];-1)" office:value-type="string" office:string-value="" calcext:value-type="error">
            <text:p>#NV</text:p>
          </table:table-cell>
          <table:table-cell table:formula="of:=OFFSET([Nodes.$B$1];[.J5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3]&amp;&quot; {name: '&quot;&amp;[.B53]&amp;&quot;'}),(d:&quot;&amp;[.L53]&amp;&quot;, {name: '&quot;&amp;[.C53]&amp;&quot;'}) CREATE (s)-[:&quot;&amp;[.A53]&amp;&quot; {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NV</text:p>
          </table:table-cell>
          <table:table-cell table:formula="of:=MATCH([.B53];[Nodes.$B$2:.$B$100];0)" office:value-type="string" office:string-value="" calcext:value-type="error">
            <text:p>#NV</text:p>
          </table:table-cell>
          <table:table-cell table:formula="of:=MATCH([.C53];[Nodes.$B$2:.$B$100];0)" office:value-type="string" office:string-value="" calcext:value-type="error">
            <text:p>#NV</text:p>
          </table:table-cell>
          <table:table-cell table:formula="of:=OFFSET([Nodes.$B$1];[.I53];-1)" office:value-type="string" office:string-value="" calcext:value-type="error">
            <text:p>#NV</text:p>
          </table:table-cell>
          <table:table-cell table:formula="of:=OFFSET([Nodes.$B$1];[.J5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4]&amp;&quot; {name: '&quot;&amp;[.B54]&amp;&quot;'}),(d:&quot;&amp;[.L54]&amp;&quot;, {name: '&quot;&amp;[.C54]&amp;&quot;'}) CREATE (s)-[:&quot;&amp;[.A54]&amp;&quot; {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NV</text:p>
          </table:table-cell>
          <table:table-cell table:formula="of:=MATCH([.B54];[Nodes.$B$2:.$B$100];0)" office:value-type="string" office:string-value="" calcext:value-type="error">
            <text:p>#NV</text:p>
          </table:table-cell>
          <table:table-cell table:formula="of:=MATCH([.C54];[Nodes.$B$2:.$B$100];0)" office:value-type="string" office:string-value="" calcext:value-type="error">
            <text:p>#NV</text:p>
          </table:table-cell>
          <table:table-cell table:formula="of:=OFFSET([Nodes.$B$1];[.I54];-1)" office:value-type="string" office:string-value="" calcext:value-type="error">
            <text:p>#NV</text:p>
          </table:table-cell>
          <table:table-cell table:formula="of:=OFFSET([Nodes.$B$1];[.J5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5]&amp;&quot; {name: '&quot;&amp;[.B55]&amp;&quot;'}),(d:&quot;&amp;[.L55]&amp;&quot;, {name: '&quot;&amp;[.C55]&amp;&quot;'}) CREATE (s)-[:&quot;&amp;[.A55]&amp;&quot; {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NV</text:p>
          </table:table-cell>
          <table:table-cell table:formula="of:=MATCH([.B55];[Nodes.$B$2:.$B$100];0)" office:value-type="string" office:string-value="" calcext:value-type="error">
            <text:p>#NV</text:p>
          </table:table-cell>
          <table:table-cell table:formula="of:=MATCH([.C55];[Nodes.$B$2:.$B$100];0)" office:value-type="string" office:string-value="" calcext:value-type="error">
            <text:p>#NV</text:p>
          </table:table-cell>
          <table:table-cell table:formula="of:=OFFSET([Nodes.$B$1];[.I55];-1)" office:value-type="string" office:string-value="" calcext:value-type="error">
            <text:p>#NV</text:p>
          </table:table-cell>
          <table:table-cell table:formula="of:=OFFSET([Nodes.$B$1];[.J5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6]&amp;&quot; {name: '&quot;&amp;[.B56]&amp;&quot;'}),(d:&quot;&amp;[.L56]&amp;&quot;, {name: '&quot;&amp;[.C56]&amp;&quot;'}) CREATE (s)-[:&quot;&amp;[.A56]&amp;&quot; {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NV</text:p>
          </table:table-cell>
          <table:table-cell table:formula="of:=MATCH([.B56];[Nodes.$B$2:.$B$100];0)" office:value-type="string" office:string-value="" calcext:value-type="error">
            <text:p>#NV</text:p>
          </table:table-cell>
          <table:table-cell table:formula="of:=MATCH([.C56];[Nodes.$B$2:.$B$100];0)" office:value-type="string" office:string-value="" calcext:value-type="error">
            <text:p>#NV</text:p>
          </table:table-cell>
          <table:table-cell table:formula="of:=OFFSET([Nodes.$B$1];[.I56];-1)" office:value-type="string" office:string-value="" calcext:value-type="error">
            <text:p>#NV</text:p>
          </table:table-cell>
          <table:table-cell table:formula="of:=OFFSET([Nodes.$B$1];[.J5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7]&amp;&quot; {name: '&quot;&amp;[.B57]&amp;&quot;'}),(d:&quot;&amp;[.L57]&amp;&quot;, {name: '&quot;&amp;[.C57]&amp;&quot;'}) CREATE (s)-[:&quot;&amp;[.A57]&amp;&quot; {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NV</text:p>
          </table:table-cell>
          <table:table-cell table:formula="of:=MATCH([.B57];[Nodes.$B$2:.$B$100];0)" office:value-type="string" office:string-value="" calcext:value-type="error">
            <text:p>#NV</text:p>
          </table:table-cell>
          <table:table-cell table:formula="of:=MATCH([.C57];[Nodes.$B$2:.$B$100];0)" office:value-type="string" office:string-value="" calcext:value-type="error">
            <text:p>#NV</text:p>
          </table:table-cell>
          <table:table-cell table:formula="of:=OFFSET([Nodes.$B$1];[.I57];-1)" office:value-type="string" office:string-value="" calcext:value-type="error">
            <text:p>#NV</text:p>
          </table:table-cell>
          <table:table-cell table:formula="of:=OFFSET([Nodes.$B$1];[.J5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8]&amp;&quot; {name: '&quot;&amp;[.B58]&amp;&quot;'}),(d:&quot;&amp;[.L58]&amp;&quot;, {name: '&quot;&amp;[.C58]&amp;&quot;'}) CREATE (s)-[:&quot;&amp;[.A58]&amp;&quot; {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NV</text:p>
          </table:table-cell>
          <table:table-cell table:formula="of:=MATCH([.B58];[Nodes.$B$2:.$B$100];0)" office:value-type="string" office:string-value="" calcext:value-type="error">
            <text:p>#NV</text:p>
          </table:table-cell>
          <table:table-cell table:formula="of:=MATCH([.C58];[Nodes.$B$2:.$B$100];0)" office:value-type="string" office:string-value="" calcext:value-type="error">
            <text:p>#NV</text:p>
          </table:table-cell>
          <table:table-cell table:formula="of:=OFFSET([Nodes.$B$1];[.I58];-1)" office:value-type="string" office:string-value="" calcext:value-type="error">
            <text:p>#NV</text:p>
          </table:table-cell>
          <table:table-cell table:formula="of:=OFFSET([Nodes.$B$1];[.J5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9]&amp;&quot; {name: '&quot;&amp;[.B59]&amp;&quot;'}),(d:&quot;&amp;[.L59]&amp;&quot;, {name: '&quot;&amp;[.C59]&amp;&quot;'}) CREATE (s)-[:&quot;&amp;[.A59]&amp;&quot; {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NV</text:p>
          </table:table-cell>
          <table:table-cell table:formula="of:=MATCH([.B59];[Nodes.$B$2:.$B$100];0)" office:value-type="string" office:string-value="" calcext:value-type="error">
            <text:p>#NV</text:p>
          </table:table-cell>
          <table:table-cell table:formula="of:=MATCH([.C59];[Nodes.$B$2:.$B$100];0)" office:value-type="string" office:string-value="" calcext:value-type="error">
            <text:p>#NV</text:p>
          </table:table-cell>
          <table:table-cell table:formula="of:=OFFSET([Nodes.$B$1];[.I59];-1)" office:value-type="string" office:string-value="" calcext:value-type="error">
            <text:p>#NV</text:p>
          </table:table-cell>
          <table:table-cell table:formula="of:=OFFSET([Nodes.$B$1];[.J5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0]&amp;&quot; {name: '&quot;&amp;[.B60]&amp;&quot;'}),(d:&quot;&amp;[.L60]&amp;&quot;, {name: '&quot;&amp;[.C60]&amp;&quot;'}) CREATE (s)-[:&quot;&amp;[.A60]&amp;&quot; {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NV</text:p>
          </table:table-cell>
          <table:table-cell table:formula="of:=MATCH([.B60];[Nodes.$B$2:.$B$100];0)" office:value-type="string" office:string-value="" calcext:value-type="error">
            <text:p>#NV</text:p>
          </table:table-cell>
          <table:table-cell table:formula="of:=MATCH([.C60];[Nodes.$B$2:.$B$100];0)" office:value-type="string" office:string-value="" calcext:value-type="error">
            <text:p>#NV</text:p>
          </table:table-cell>
          <table:table-cell table:formula="of:=OFFSET([Nodes.$B$1];[.I60];-1)" office:value-type="string" office:string-value="" calcext:value-type="error">
            <text:p>#NV</text:p>
          </table:table-cell>
          <table:table-cell table:formula="of:=OFFSET([Nodes.$B$1];[.J6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1]&amp;&quot; {name: '&quot;&amp;[.B61]&amp;&quot;'}),(d:&quot;&amp;[.L61]&amp;&quot;, {name: '&quot;&amp;[.C61]&amp;&quot;'}) CREATE (s)-[:&quot;&amp;[.A61]&amp;&quot; {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NV</text:p>
          </table:table-cell>
          <table:table-cell table:formula="of:=MATCH([.B61];[Nodes.$B$2:.$B$100];0)" office:value-type="string" office:string-value="" calcext:value-type="error">
            <text:p>#NV</text:p>
          </table:table-cell>
          <table:table-cell table:formula="of:=MATCH([.C61];[Nodes.$B$2:.$B$100];0)" office:value-type="string" office:string-value="" calcext:value-type="error">
            <text:p>#NV</text:p>
          </table:table-cell>
          <table:table-cell table:formula="of:=OFFSET([Nodes.$B$1];[.I61];-1)" office:value-type="string" office:string-value="" calcext:value-type="error">
            <text:p>#NV</text:p>
          </table:table-cell>
          <table:table-cell table:formula="of:=OFFSET([Nodes.$B$1];[.J6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2]&amp;&quot; {name: '&quot;&amp;[.B62]&amp;&quot;'}),(d:&quot;&amp;[.L62]&amp;&quot;, {name: '&quot;&amp;[.C62]&amp;&quot;'}) CREATE (s)-[:&quot;&amp;[.A62]&amp;&quot; {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NV</text:p>
          </table:table-cell>
          <table:table-cell table:formula="of:=MATCH([.B62];[Nodes.$B$2:.$B$100];0)" office:value-type="string" office:string-value="" calcext:value-type="error">
            <text:p>#NV</text:p>
          </table:table-cell>
          <table:table-cell table:formula="of:=MATCH([.C62];[Nodes.$B$2:.$B$100];0)" office:value-type="string" office:string-value="" calcext:value-type="error">
            <text:p>#NV</text:p>
          </table:table-cell>
          <table:table-cell table:formula="of:=OFFSET([Nodes.$B$1];[.I62];-1)" office:value-type="string" office:string-value="" calcext:value-type="error">
            <text:p>#NV</text:p>
          </table:table-cell>
          <table:table-cell table:formula="of:=OFFSET([Nodes.$B$1];[.J6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3]&amp;&quot; {name: '&quot;&amp;[.B63]&amp;&quot;'}),(d:&quot;&amp;[.L63]&amp;&quot;, {name: '&quot;&amp;[.C63]&amp;&quot;'}) CREATE (s)-[:&quot;&amp;[.A63]&amp;&quot; {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NV</text:p>
          </table:table-cell>
          <table:table-cell table:formula="of:=MATCH([.B63];[Nodes.$B$2:.$B$100];0)" office:value-type="string" office:string-value="" calcext:value-type="error">
            <text:p>#NV</text:p>
          </table:table-cell>
          <table:table-cell table:formula="of:=MATCH([.C63];[Nodes.$B$2:.$B$100];0)" office:value-type="string" office:string-value="" calcext:value-type="error">
            <text:p>#NV</text:p>
          </table:table-cell>
          <table:table-cell table:formula="of:=OFFSET([Nodes.$B$1];[.I63];-1)" office:value-type="string" office:string-value="" calcext:value-type="error">
            <text:p>#NV</text:p>
          </table:table-cell>
          <table:table-cell table:formula="of:=OFFSET([Nodes.$B$1];[.J6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4]&amp;&quot; {name: '&quot;&amp;[.B64]&amp;&quot;'}),(d:&quot;&amp;[.L64]&amp;&quot;, {name: '&quot;&amp;[.C64]&amp;&quot;'}) CREATE (s)-[:&quot;&amp;[.A64]&amp;&quot; {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NV</text:p>
          </table:table-cell>
          <table:table-cell table:formula="of:=MATCH([.B64];[Nodes.$B$2:.$B$100];0)" office:value-type="string" office:string-value="" calcext:value-type="error">
            <text:p>#NV</text:p>
          </table:table-cell>
          <table:table-cell table:formula="of:=MATCH([.C64];[Nodes.$B$2:.$B$100];0)" office:value-type="string" office:string-value="" calcext:value-type="error">
            <text:p>#NV</text:p>
          </table:table-cell>
          <table:table-cell table:formula="of:=OFFSET([Nodes.$B$1];[.I64];-1)" office:value-type="string" office:string-value="" calcext:value-type="error">
            <text:p>#NV</text:p>
          </table:table-cell>
          <table:table-cell table:formula="of:=OFFSET([Nodes.$B$1];[.J6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5]&amp;&quot; {name: '&quot;&amp;[.B65]&amp;&quot;'}),(d:&quot;&amp;[.L65]&amp;&quot;, {name: '&quot;&amp;[.C65]&amp;&quot;'}) CREATE (s)-[:&quot;&amp;[.A65]&amp;&quot; {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NV</text:p>
          </table:table-cell>
          <table:table-cell table:formula="of:=MATCH([.B65];[Nodes.$B$2:.$B$100];0)" office:value-type="string" office:string-value="" calcext:value-type="error">
            <text:p>#NV</text:p>
          </table:table-cell>
          <table:table-cell table:formula="of:=MATCH([.C65];[Nodes.$B$2:.$B$100];0)" office:value-type="string" office:string-value="" calcext:value-type="error">
            <text:p>#NV</text:p>
          </table:table-cell>
          <table:table-cell table:formula="of:=OFFSET([Nodes.$B$1];[.I65];-1)" office:value-type="string" office:string-value="" calcext:value-type="error">
            <text:p>#NV</text:p>
          </table:table-cell>
          <table:table-cell table:formula="of:=OFFSET([Nodes.$B$1];[.J6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6]&amp;&quot; {name: '&quot;&amp;[.B66]&amp;&quot;'}),(d:&quot;&amp;[.L66]&amp;&quot;, {name: '&quot;&amp;[.C66]&amp;&quot;'}) CREATE (s)-[:&quot;&amp;[.A66]&amp;&quot; {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NV</text:p>
          </table:table-cell>
          <table:table-cell table:formula="of:=MATCH([.B66];[Nodes.$B$2:.$B$100];0)" office:value-type="string" office:string-value="" calcext:value-type="error">
            <text:p>#NV</text:p>
          </table:table-cell>
          <table:table-cell table:formula="of:=MATCH([.C66];[Nodes.$B$2:.$B$100];0)" office:value-type="string" office:string-value="" calcext:value-type="error">
            <text:p>#NV</text:p>
          </table:table-cell>
          <table:table-cell table:formula="of:=OFFSET([Nodes.$B$1];[.I66];-1)" office:value-type="string" office:string-value="" calcext:value-type="error">
            <text:p>#NV</text:p>
          </table:table-cell>
          <table:table-cell table:formula="of:=OFFSET([Nodes.$B$1];[.J6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7]&amp;&quot; {name: '&quot;&amp;[.B67]&amp;&quot;'}),(d:&quot;&amp;[.L67]&amp;&quot;, {name: '&quot;&amp;[.C67]&amp;&quot;'}) CREATE (s)-[:&quot;&amp;[.A67]&amp;&quot; {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NV</text:p>
          </table:table-cell>
          <table:table-cell table:formula="of:=MATCH([.B67];[Nodes.$B$2:.$B$100];0)" office:value-type="string" office:string-value="" calcext:value-type="error">
            <text:p>#NV</text:p>
          </table:table-cell>
          <table:table-cell table:formula="of:=MATCH([.C67];[Nodes.$B$2:.$B$100];0)" office:value-type="string" office:string-value="" calcext:value-type="error">
            <text:p>#NV</text:p>
          </table:table-cell>
          <table:table-cell table:formula="of:=OFFSET([Nodes.$B$1];[.I67];-1)" office:value-type="string" office:string-value="" calcext:value-type="error">
            <text:p>#NV</text:p>
          </table:table-cell>
          <table:table-cell table:formula="of:=OFFSET([Nodes.$B$1];[.J6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8]&amp;&quot; {name: '&quot;&amp;[.B68]&amp;&quot;'}),(d:&quot;&amp;[.L68]&amp;&quot;, {name: '&quot;&amp;[.C68]&amp;&quot;'}) CREATE (s)-[:&quot;&amp;[.A68]&amp;&quot; {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NV</text:p>
          </table:table-cell>
          <table:table-cell table:formula="of:=MATCH([.B68];[Nodes.$B$2:.$B$100];0)" office:value-type="string" office:string-value="" calcext:value-type="error">
            <text:p>#NV</text:p>
          </table:table-cell>
          <table:table-cell table:formula="of:=MATCH([.C68];[Nodes.$B$2:.$B$100];0)" office:value-type="string" office:string-value="" calcext:value-type="error">
            <text:p>#NV</text:p>
          </table:table-cell>
          <table:table-cell table:formula="of:=OFFSET([Nodes.$B$1];[.I68];-1)" office:value-type="string" office:string-value="" calcext:value-type="error">
            <text:p>#NV</text:p>
          </table:table-cell>
          <table:table-cell table:formula="of:=OFFSET([Nodes.$B$1];[.J6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9]&amp;&quot; {name: '&quot;&amp;[.B69]&amp;&quot;'}),(d:&quot;&amp;[.L69]&amp;&quot;, {name: '&quot;&amp;[.C69]&amp;&quot;'}) CREATE (s)-[:&quot;&amp;[.A69]&amp;&quot; {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NV</text:p>
          </table:table-cell>
          <table:table-cell table:formula="of:=MATCH([.B69];[Nodes.$B$2:.$B$100];0)" office:value-type="string" office:string-value="" calcext:value-type="error">
            <text:p>#NV</text:p>
          </table:table-cell>
          <table:table-cell table:formula="of:=MATCH([.C69];[Nodes.$B$2:.$B$100];0)" office:value-type="string" office:string-value="" calcext:value-type="error">
            <text:p>#NV</text:p>
          </table:table-cell>
          <table:table-cell table:formula="of:=OFFSET([Nodes.$B$1];[.I69];-1)" office:value-type="string" office:string-value="" calcext:value-type="error">
            <text:p>#NV</text:p>
          </table:table-cell>
          <table:table-cell table:formula="of:=OFFSET([Nodes.$B$1];[.J6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0]&amp;&quot; {name: '&quot;&amp;[.B70]&amp;&quot;'}),(d:&quot;&amp;[.L70]&amp;&quot;, {name: '&quot;&amp;[.C70]&amp;&quot;'}) CREATE (s)-[:&quot;&amp;[.A70]&amp;&quot; {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NV</text:p>
          </table:table-cell>
          <table:table-cell table:formula="of:=MATCH([.B70];[Nodes.$B$2:.$B$100];0)" office:value-type="string" office:string-value="" calcext:value-type="error">
            <text:p>#NV</text:p>
          </table:table-cell>
          <table:table-cell table:formula="of:=MATCH([.C70];[Nodes.$B$2:.$B$100];0)" office:value-type="string" office:string-value="" calcext:value-type="error">
            <text:p>#NV</text:p>
          </table:table-cell>
          <table:table-cell table:formula="of:=OFFSET([Nodes.$B$1];[.I70];-1)" office:value-type="string" office:string-value="" calcext:value-type="error">
            <text:p>#NV</text:p>
          </table:table-cell>
          <table:table-cell table:formula="of:=OFFSET([Nodes.$B$1];[.J7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1]&amp;&quot; {name: '&quot;&amp;[.B71]&amp;&quot;'}),(d:&quot;&amp;[.L71]&amp;&quot;, {name: '&quot;&amp;[.C71]&amp;&quot;'}) CREATE (s)-[:&quot;&amp;[.A71]&amp;&quot; {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NV</text:p>
          </table:table-cell>
          <table:table-cell table:formula="of:=MATCH([.B71];[Nodes.$B$2:.$B$100];0)" office:value-type="string" office:string-value="" calcext:value-type="error">
            <text:p>#NV</text:p>
          </table:table-cell>
          <table:table-cell table:formula="of:=MATCH([.C71];[Nodes.$B$2:.$B$100];0)" office:value-type="string" office:string-value="" calcext:value-type="error">
            <text:p>#NV</text:p>
          </table:table-cell>
          <table:table-cell table:formula="of:=OFFSET([Nodes.$B$1];[.I71];-1)" office:value-type="string" office:string-value="" calcext:value-type="error">
            <text:p>#NV</text:p>
          </table:table-cell>
          <table:table-cell table:formula="of:=OFFSET([Nodes.$B$1];[.J7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2]&amp;&quot; {name: '&quot;&amp;[.B72]&amp;&quot;'}),(d:&quot;&amp;[.L72]&amp;&quot;, {name: '&quot;&amp;[.C72]&amp;&quot;'}) CREATE (s)-[:&quot;&amp;[.A72]&amp;&quot; {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NV</text:p>
          </table:table-cell>
          <table:table-cell table:formula="of:=MATCH([.B72];[Nodes.$B$2:.$B$100];0)" office:value-type="string" office:string-value="" calcext:value-type="error">
            <text:p>#NV</text:p>
          </table:table-cell>
          <table:table-cell table:formula="of:=MATCH([.C72];[Nodes.$B$2:.$B$100];0)" office:value-type="string" office:string-value="" calcext:value-type="error">
            <text:p>#NV</text:p>
          </table:table-cell>
          <table:table-cell table:formula="of:=OFFSET([Nodes.$B$1];[.I72];-1)" office:value-type="string" office:string-value="" calcext:value-type="error">
            <text:p>#NV</text:p>
          </table:table-cell>
          <table:table-cell table:formula="of:=OFFSET([Nodes.$B$1];[.J7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3]&amp;&quot; {name: '&quot;&amp;[.B73]&amp;&quot;'}),(d:&quot;&amp;[.L73]&amp;&quot;, {name: '&quot;&amp;[.C73]&amp;&quot;'}) CREATE (s)-[:&quot;&amp;[.A73]&amp;&quot; {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NV</text:p>
          </table:table-cell>
          <table:table-cell table:formula="of:=MATCH([.B73];[Nodes.$B$2:.$B$100];0)" office:value-type="string" office:string-value="" calcext:value-type="error">
            <text:p>#NV</text:p>
          </table:table-cell>
          <table:table-cell table:formula="of:=MATCH([.C73];[Nodes.$B$2:.$B$100];0)" office:value-type="string" office:string-value="" calcext:value-type="error">
            <text:p>#NV</text:p>
          </table:table-cell>
          <table:table-cell table:formula="of:=OFFSET([Nodes.$B$1];[.I73];-1)" office:value-type="string" office:string-value="" calcext:value-type="error">
            <text:p>#NV</text:p>
          </table:table-cell>
          <table:table-cell table:formula="of:=OFFSET([Nodes.$B$1];[.J7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4]&amp;&quot; {name: '&quot;&amp;[.B74]&amp;&quot;'}),(d:&quot;&amp;[.L74]&amp;&quot;, {name: '&quot;&amp;[.C74]&amp;&quot;'}) CREATE (s)-[:&quot;&amp;[.A74]&amp;&quot; {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NV</text:p>
          </table:table-cell>
          <table:table-cell table:formula="of:=MATCH([.B74];[Nodes.$B$2:.$B$100];0)" office:value-type="string" office:string-value="" calcext:value-type="error">
            <text:p>#NV</text:p>
          </table:table-cell>
          <table:table-cell table:formula="of:=MATCH([.C74];[Nodes.$B$2:.$B$100];0)" office:value-type="string" office:string-value="" calcext:value-type="error">
            <text:p>#NV</text:p>
          </table:table-cell>
          <table:table-cell table:formula="of:=OFFSET([Nodes.$B$1];[.I74];-1)" office:value-type="string" office:string-value="" calcext:value-type="error">
            <text:p>#NV</text:p>
          </table:table-cell>
          <table:table-cell table:formula="of:=OFFSET([Nodes.$B$1];[.J7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5]&amp;&quot; {name: '&quot;&amp;[.B75]&amp;&quot;'}),(d:&quot;&amp;[.L75]&amp;&quot;, {name: '&quot;&amp;[.C75]&amp;&quot;'}) CREATE (s)-[:&quot;&amp;[.A75]&amp;&quot; {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NV</text:p>
          </table:table-cell>
          <table:table-cell table:formula="of:=MATCH([.B75];[Nodes.$B$2:.$B$100];0)" office:value-type="string" office:string-value="" calcext:value-type="error">
            <text:p>#NV</text:p>
          </table:table-cell>
          <table:table-cell table:formula="of:=MATCH([.C75];[Nodes.$B$2:.$B$100];0)" office:value-type="string" office:string-value="" calcext:value-type="error">
            <text:p>#NV</text:p>
          </table:table-cell>
          <table:table-cell table:formula="of:=OFFSET([Nodes.$B$1];[.I75];-1)" office:value-type="string" office:string-value="" calcext:value-type="error">
            <text:p>#NV</text:p>
          </table:table-cell>
          <table:table-cell table:formula="of:=OFFSET([Nodes.$B$1];[.J7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6]&amp;&quot; {name: '&quot;&amp;[.B76]&amp;&quot;'}),(d:&quot;&amp;[.L76]&amp;&quot;, {name: '&quot;&amp;[.C76]&amp;&quot;'}) CREATE (s)-[:&quot;&amp;[.A76]&amp;&quot; {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NV</text:p>
          </table:table-cell>
          <table:table-cell table:formula="of:=MATCH([.B76];[Nodes.$B$2:.$B$100];0)" office:value-type="string" office:string-value="" calcext:value-type="error">
            <text:p>#NV</text:p>
          </table:table-cell>
          <table:table-cell table:formula="of:=MATCH([.C76];[Nodes.$B$2:.$B$100];0)" office:value-type="string" office:string-value="" calcext:value-type="error">
            <text:p>#NV</text:p>
          </table:table-cell>
          <table:table-cell table:formula="of:=OFFSET([Nodes.$B$1];[.I76];-1)" office:value-type="string" office:string-value="" calcext:value-type="error">
            <text:p>#NV</text:p>
          </table:table-cell>
          <table:table-cell table:formula="of:=OFFSET([Nodes.$B$1];[.J7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7]&amp;&quot; {name: '&quot;&amp;[.B77]&amp;&quot;'}),(d:&quot;&amp;[.L77]&amp;&quot;, {name: '&quot;&amp;[.C77]&amp;&quot;'}) CREATE (s)-[:&quot;&amp;[.A77]&amp;&quot; {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NV</text:p>
          </table:table-cell>
          <table:table-cell table:formula="of:=MATCH([.B77];[Nodes.$B$2:.$B$100];0)" office:value-type="string" office:string-value="" calcext:value-type="error">
            <text:p>#NV</text:p>
          </table:table-cell>
          <table:table-cell table:formula="of:=MATCH([.C77];[Nodes.$B$2:.$B$100];0)" office:value-type="string" office:string-value="" calcext:value-type="error">
            <text:p>#NV</text:p>
          </table:table-cell>
          <table:table-cell table:formula="of:=OFFSET([Nodes.$B$1];[.I77];-1)" office:value-type="string" office:string-value="" calcext:value-type="error">
            <text:p>#NV</text:p>
          </table:table-cell>
          <table:table-cell table:formula="of:=OFFSET([Nodes.$B$1];[.J7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8]&amp;&quot; {name: '&quot;&amp;[.B78]&amp;&quot;'}),(d:&quot;&amp;[.L78]&amp;&quot;, {name: '&quot;&amp;[.C78]&amp;&quot;'}) CREATE (s)-[:&quot;&amp;[.A78]&amp;&quot; {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NV</text:p>
          </table:table-cell>
          <table:table-cell table:formula="of:=MATCH([.B78];[Nodes.$B$2:.$B$100];0)" office:value-type="string" office:string-value="" calcext:value-type="error">
            <text:p>#NV</text:p>
          </table:table-cell>
          <table:table-cell table:formula="of:=MATCH([.C78];[Nodes.$B$2:.$B$100];0)" office:value-type="string" office:string-value="" calcext:value-type="error">
            <text:p>#NV</text:p>
          </table:table-cell>
          <table:table-cell table:formula="of:=OFFSET([Nodes.$B$1];[.I78];-1)" office:value-type="string" office:string-value="" calcext:value-type="error">
            <text:p>#NV</text:p>
          </table:table-cell>
          <table:table-cell table:formula="of:=OFFSET([Nodes.$B$1];[.J7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9]&amp;&quot; {name: '&quot;&amp;[.B79]&amp;&quot;'}),(d:&quot;&amp;[.L79]&amp;&quot;, {name: '&quot;&amp;[.C79]&amp;&quot;'}) CREATE (s)-[:&quot;&amp;[.A79]&amp;&quot; {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NV</text:p>
          </table:table-cell>
          <table:table-cell table:formula="of:=MATCH([.B79];[Nodes.$B$2:.$B$100];0)" office:value-type="string" office:string-value="" calcext:value-type="error">
            <text:p>#NV</text:p>
          </table:table-cell>
          <table:table-cell table:formula="of:=MATCH([.C79];[Nodes.$B$2:.$B$100];0)" office:value-type="string" office:string-value="" calcext:value-type="error">
            <text:p>#NV</text:p>
          </table:table-cell>
          <table:table-cell table:formula="of:=OFFSET([Nodes.$B$1];[.I79];-1)" office:value-type="string" office:string-value="" calcext:value-type="error">
            <text:p>#NV</text:p>
          </table:table-cell>
          <table:table-cell table:formula="of:=OFFSET([Nodes.$B$1];[.J7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0]&amp;&quot; {name: '&quot;&amp;[.B80]&amp;&quot;'}),(d:&quot;&amp;[.L80]&amp;&quot;, {name: '&quot;&amp;[.C80]&amp;&quot;'}) CREATE (s)-[:&quot;&amp;[.A80]&amp;&quot; {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NV</text:p>
          </table:table-cell>
          <table:table-cell table:formula="of:=MATCH([.B80];[Nodes.$B$2:.$B$100];0)" office:value-type="string" office:string-value="" calcext:value-type="error">
            <text:p>#NV</text:p>
          </table:table-cell>
          <table:table-cell table:formula="of:=MATCH([.C80];[Nodes.$B$2:.$B$100];0)" office:value-type="string" office:string-value="" calcext:value-type="error">
            <text:p>#NV</text:p>
          </table:table-cell>
          <table:table-cell table:formula="of:=OFFSET([Nodes.$B$1];[.I80];-1)" office:value-type="string" office:string-value="" calcext:value-type="error">
            <text:p>#NV</text:p>
          </table:table-cell>
          <table:table-cell table:formula="of:=OFFSET([Nodes.$B$1];[.J8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1]&amp;&quot; {name: '&quot;&amp;[.B81]&amp;&quot;'}),(d:&quot;&amp;[.L81]&amp;&quot;, {name: '&quot;&amp;[.C81]&amp;&quot;'}) CREATE (s)-[:&quot;&amp;[.A81]&amp;&quot; {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NV</text:p>
          </table:table-cell>
          <table:table-cell table:formula="of:=MATCH([.B81];[Nodes.$B$2:.$B$100];0)" office:value-type="string" office:string-value="" calcext:value-type="error">
            <text:p>#NV</text:p>
          </table:table-cell>
          <table:table-cell table:formula="of:=MATCH([.C81];[Nodes.$B$2:.$B$100];0)" office:value-type="string" office:string-value="" calcext:value-type="error">
            <text:p>#NV</text:p>
          </table:table-cell>
          <table:table-cell table:formula="of:=OFFSET([Nodes.$B$1];[.I81];-1)" office:value-type="string" office:string-value="" calcext:value-type="error">
            <text:p>#NV</text:p>
          </table:table-cell>
          <table:table-cell table:formula="of:=OFFSET([Nodes.$B$1];[.J8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2]&amp;&quot; {name: '&quot;&amp;[.B82]&amp;&quot;'}),(d:&quot;&amp;[.L82]&amp;&quot;, {name: '&quot;&amp;[.C82]&amp;&quot;'}) CREATE (s)-[:&quot;&amp;[.A82]&amp;&quot; {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NV</text:p>
          </table:table-cell>
          <table:table-cell table:formula="of:=MATCH([.B82];[Nodes.$B$2:.$B$100];0)" office:value-type="string" office:string-value="" calcext:value-type="error">
            <text:p>#NV</text:p>
          </table:table-cell>
          <table:table-cell table:formula="of:=MATCH([.C82];[Nodes.$B$2:.$B$100];0)" office:value-type="string" office:string-value="" calcext:value-type="error">
            <text:p>#NV</text:p>
          </table:table-cell>
          <table:table-cell table:formula="of:=OFFSET([Nodes.$B$1];[.I82];-1)" office:value-type="string" office:string-value="" calcext:value-type="error">
            <text:p>#NV</text:p>
          </table:table-cell>
          <table:table-cell table:formula="of:=OFFSET([Nodes.$B$1];[.J8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3]&amp;&quot; {name: '&quot;&amp;[.B83]&amp;&quot;'}),(d:&quot;&amp;[.L83]&amp;&quot;, {name: '&quot;&amp;[.C83]&amp;&quot;'}) CREATE (s)-[:&quot;&amp;[.A83]&amp;&quot; {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NV</text:p>
          </table:table-cell>
          <table:table-cell table:formula="of:=MATCH([.B83];[Nodes.$B$2:.$B$100];0)" office:value-type="string" office:string-value="" calcext:value-type="error">
            <text:p>#NV</text:p>
          </table:table-cell>
          <table:table-cell table:formula="of:=MATCH([.C83];[Nodes.$B$2:.$B$100];0)" office:value-type="string" office:string-value="" calcext:value-type="error">
            <text:p>#NV</text:p>
          </table:table-cell>
          <table:table-cell table:formula="of:=OFFSET([Nodes.$B$1];[.I83];-1)" office:value-type="string" office:string-value="" calcext:value-type="error">
            <text:p>#NV</text:p>
          </table:table-cell>
          <table:table-cell table:formula="of:=OFFSET([Nodes.$B$1];[.J8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4]&amp;&quot; {name: '&quot;&amp;[.B84]&amp;&quot;'}),(d:&quot;&amp;[.L84]&amp;&quot;, {name: '&quot;&amp;[.C84]&amp;&quot;'}) CREATE (s)-[:&quot;&amp;[.A84]&amp;&quot; {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NV</text:p>
          </table:table-cell>
          <table:table-cell table:formula="of:=MATCH([.B84];[Nodes.$B$2:.$B$100];0)" office:value-type="string" office:string-value="" calcext:value-type="error">
            <text:p>#NV</text:p>
          </table:table-cell>
          <table:table-cell table:formula="of:=MATCH([.C84];[Nodes.$B$2:.$B$100];0)" office:value-type="string" office:string-value="" calcext:value-type="error">
            <text:p>#NV</text:p>
          </table:table-cell>
          <table:table-cell table:formula="of:=OFFSET([Nodes.$B$1];[.I84];-1)" office:value-type="string" office:string-value="" calcext:value-type="error">
            <text:p>#NV</text:p>
          </table:table-cell>
          <table:table-cell table:formula="of:=OFFSET([Nodes.$B$1];[.J8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5]&amp;&quot; {name: '&quot;&amp;[.B85]&amp;&quot;'}),(d:&quot;&amp;[.L85]&amp;&quot;, {name: '&quot;&amp;[.C85]&amp;&quot;'}) CREATE (s)-[:&quot;&amp;[.A85]&amp;&quot; {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NV</text:p>
          </table:table-cell>
          <table:table-cell table:formula="of:=MATCH([.B85];[Nodes.$B$2:.$B$100];0)" office:value-type="string" office:string-value="" calcext:value-type="error">
            <text:p>#NV</text:p>
          </table:table-cell>
          <table:table-cell table:formula="of:=MATCH([.C85];[Nodes.$B$2:.$B$100];0)" office:value-type="string" office:string-value="" calcext:value-type="error">
            <text:p>#NV</text:p>
          </table:table-cell>
          <table:table-cell table:formula="of:=OFFSET([Nodes.$B$1];[.I85];-1)" office:value-type="string" office:string-value="" calcext:value-type="error">
            <text:p>#NV</text:p>
          </table:table-cell>
          <table:table-cell table:formula="of:=OFFSET([Nodes.$B$1];[.J8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6]&amp;&quot; {name: '&quot;&amp;[.B86]&amp;&quot;'}),(d:&quot;&amp;[.L86]&amp;&quot;, {name: '&quot;&amp;[.C86]&amp;&quot;'}) CREATE (s)-[:&quot;&amp;[.A86]&amp;&quot; {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NV</text:p>
          </table:table-cell>
          <table:table-cell table:formula="of:=MATCH([.B86];[Nodes.$B$2:.$B$100];0)" office:value-type="string" office:string-value="" calcext:value-type="error">
            <text:p>#NV</text:p>
          </table:table-cell>
          <table:table-cell table:formula="of:=MATCH([.C86];[Nodes.$B$2:.$B$100];0)" office:value-type="string" office:string-value="" calcext:value-type="error">
            <text:p>#NV</text:p>
          </table:table-cell>
          <table:table-cell table:formula="of:=OFFSET([Nodes.$B$1];[.I86];-1)" office:value-type="string" office:string-value="" calcext:value-type="error">
            <text:p>#NV</text:p>
          </table:table-cell>
          <table:table-cell table:formula="of:=OFFSET([Nodes.$B$1];[.J8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7]&amp;&quot; {name: '&quot;&amp;[.B87]&amp;&quot;'}),(d:&quot;&amp;[.L87]&amp;&quot;, {name: '&quot;&amp;[.C87]&amp;&quot;'}) CREATE (s)-[:&quot;&amp;[.A87]&amp;&quot; {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NV</text:p>
          </table:table-cell>
          <table:table-cell table:formula="of:=MATCH([.B87];[Nodes.$B$2:.$B$100];0)" office:value-type="string" office:string-value="" calcext:value-type="error">
            <text:p>#NV</text:p>
          </table:table-cell>
          <table:table-cell table:formula="of:=MATCH([.C87];[Nodes.$B$2:.$B$100];0)" office:value-type="string" office:string-value="" calcext:value-type="error">
            <text:p>#NV</text:p>
          </table:table-cell>
          <table:table-cell table:formula="of:=OFFSET([Nodes.$B$1];[.I87];-1)" office:value-type="string" office:string-value="" calcext:value-type="error">
            <text:p>#NV</text:p>
          </table:table-cell>
          <table:table-cell table:formula="of:=OFFSET([Nodes.$B$1];[.J8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8]&amp;&quot; {name: '&quot;&amp;[.B88]&amp;&quot;'}),(d:&quot;&amp;[.L88]&amp;&quot;, {name: '&quot;&amp;[.C88]&amp;&quot;'}) CREATE (s)-[:&quot;&amp;[.A88]&amp;&quot; {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NV</text:p>
          </table:table-cell>
          <table:table-cell table:formula="of:=MATCH([.B88];[Nodes.$B$2:.$B$100];0)" office:value-type="string" office:string-value="" calcext:value-type="error">
            <text:p>#NV</text:p>
          </table:table-cell>
          <table:table-cell table:formula="of:=MATCH([.C88];[Nodes.$B$2:.$B$100];0)" office:value-type="string" office:string-value="" calcext:value-type="error">
            <text:p>#NV</text:p>
          </table:table-cell>
          <table:table-cell table:formula="of:=OFFSET([Nodes.$B$1];[.I88];-1)" office:value-type="string" office:string-value="" calcext:value-type="error">
            <text:p>#NV</text:p>
          </table:table-cell>
          <table:table-cell table:formula="of:=OFFSET([Nodes.$B$1];[.J8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9]&amp;&quot; {name: '&quot;&amp;[.B89]&amp;&quot;'}),(d:&quot;&amp;[.L89]&amp;&quot;, {name: '&quot;&amp;[.C89]&amp;&quot;'}) CREATE (s)-[:&quot;&amp;[.A89]&amp;&quot; {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NV</text:p>
          </table:table-cell>
          <table:table-cell table:formula="of:=MATCH([.B89];[Nodes.$B$2:.$B$100];0)" office:value-type="string" office:string-value="" calcext:value-type="error">
            <text:p>#NV</text:p>
          </table:table-cell>
          <table:table-cell table:formula="of:=MATCH([.C89];[Nodes.$B$2:.$B$100];0)" office:value-type="string" office:string-value="" calcext:value-type="error">
            <text:p>#NV</text:p>
          </table:table-cell>
          <table:table-cell table:formula="of:=OFFSET([Nodes.$B$1];[.I89];-1)" office:value-type="string" office:string-value="" calcext:value-type="error">
            <text:p>#NV</text:p>
          </table:table-cell>
          <table:table-cell table:formula="of:=OFFSET([Nodes.$B$1];[.J8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0]&amp;&quot; {name: '&quot;&amp;[.B90]&amp;&quot;'}),(d:&quot;&amp;[.L90]&amp;&quot;, {name: '&quot;&amp;[.C90]&amp;&quot;'}) CREATE (s)-[:&quot;&amp;[.A90]&amp;&quot; {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NV</text:p>
          </table:table-cell>
          <table:table-cell table:formula="of:=MATCH([.B90];[Nodes.$B$2:.$B$100];0)" office:value-type="string" office:string-value="" calcext:value-type="error">
            <text:p>#NV</text:p>
          </table:table-cell>
          <table:table-cell table:formula="of:=MATCH([.C90];[Nodes.$B$2:.$B$100];0)" office:value-type="string" office:string-value="" calcext:value-type="error">
            <text:p>#NV</text:p>
          </table:table-cell>
          <table:table-cell table:formula="of:=OFFSET([Nodes.$B$1];[.I90];-1)" office:value-type="string" office:string-value="" calcext:value-type="error">
            <text:p>#NV</text:p>
          </table:table-cell>
          <table:table-cell table:formula="of:=OFFSET([Nodes.$B$1];[.J9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1]&amp;&quot; {name: '&quot;&amp;[.B91]&amp;&quot;'}),(d:&quot;&amp;[.L91]&amp;&quot;, {name: '&quot;&amp;[.C91]&amp;&quot;'}) CREATE (s)-[:&quot;&amp;[.A91]&amp;&quot; {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NV</text:p>
          </table:table-cell>
          <table:table-cell table:formula="of:=MATCH([.B91];[Nodes.$B$2:.$B$100];0)" office:value-type="string" office:string-value="" calcext:value-type="error">
            <text:p>#NV</text:p>
          </table:table-cell>
          <table:table-cell table:formula="of:=MATCH([.C91];[Nodes.$B$2:.$B$100];0)" office:value-type="string" office:string-value="" calcext:value-type="error">
            <text:p>#NV</text:p>
          </table:table-cell>
          <table:table-cell table:formula="of:=OFFSET([Nodes.$B$1];[.I91];-1)" office:value-type="string" office:string-value="" calcext:value-type="error">
            <text:p>#NV</text:p>
          </table:table-cell>
          <table:table-cell table:formula="of:=OFFSET([Nodes.$B$1];[.J9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2]&amp;&quot; {name: '&quot;&amp;[.B92]&amp;&quot;'}),(d:&quot;&amp;[.L92]&amp;&quot;, {name: '&quot;&amp;[.C92]&amp;&quot;'}) CREATE (s)-[:&quot;&amp;[.A92]&amp;&quot; {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NV</text:p>
          </table:table-cell>
          <table:table-cell table:formula="of:=MATCH([.B92];[Nodes.$B$2:.$B$100];0)" office:value-type="string" office:string-value="" calcext:value-type="error">
            <text:p>#NV</text:p>
          </table:table-cell>
          <table:table-cell table:formula="of:=MATCH([.C92];[Nodes.$B$2:.$B$100];0)" office:value-type="string" office:string-value="" calcext:value-type="error">
            <text:p>#NV</text:p>
          </table:table-cell>
          <table:table-cell table:formula="of:=OFFSET([Nodes.$B$1];[.I92];-1)" office:value-type="string" office:string-value="" calcext:value-type="error">
            <text:p>#NV</text:p>
          </table:table-cell>
          <table:table-cell table:formula="of:=OFFSET([Nodes.$B$1];[.J9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3]&amp;&quot; {name: '&quot;&amp;[.B93]&amp;&quot;'}),(d:&quot;&amp;[.L93]&amp;&quot;, {name: '&quot;&amp;[.C93]&amp;&quot;'}) CREATE (s)-[:&quot;&amp;[.A93]&amp;&quot; {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NV</text:p>
          </table:table-cell>
          <table:table-cell table:formula="of:=MATCH([.B93];[Nodes.$B$2:.$B$100];0)" office:value-type="string" office:string-value="" calcext:value-type="error">
            <text:p>#NV</text:p>
          </table:table-cell>
          <table:table-cell table:formula="of:=MATCH([.C93];[Nodes.$B$2:.$B$100];0)" office:value-type="string" office:string-value="" calcext:value-type="error">
            <text:p>#NV</text:p>
          </table:table-cell>
          <table:table-cell table:formula="of:=OFFSET([Nodes.$B$1];[.I93];-1)" office:value-type="string" office:string-value="" calcext:value-type="error">
            <text:p>#NV</text:p>
          </table:table-cell>
          <table:table-cell table:formula="of:=OFFSET([Nodes.$B$1];[.J9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4]&amp;&quot; {name: '&quot;&amp;[.B94]&amp;&quot;'}),(d:&quot;&amp;[.L94]&amp;&quot;, {name: '&quot;&amp;[.C94]&amp;&quot;'}) CREATE (s)-[:&quot;&amp;[.A94]&amp;&quot; {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NV</text:p>
          </table:table-cell>
          <table:table-cell table:formula="of:=MATCH([.B94];[Nodes.$B$2:.$B$100];0)" office:value-type="string" office:string-value="" calcext:value-type="error">
            <text:p>#NV</text:p>
          </table:table-cell>
          <table:table-cell table:formula="of:=MATCH([.C94];[Nodes.$B$2:.$B$100];0)" office:value-type="string" office:string-value="" calcext:value-type="error">
            <text:p>#NV</text:p>
          </table:table-cell>
          <table:table-cell table:formula="of:=OFFSET([Nodes.$B$1];[.I94];-1)" office:value-type="string" office:string-value="" calcext:value-type="error">
            <text:p>#NV</text:p>
          </table:table-cell>
          <table:table-cell table:formula="of:=OFFSET([Nodes.$B$1];[.J9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5]&amp;&quot; {name: '&quot;&amp;[.B95]&amp;&quot;'}),(d:&quot;&amp;[.L95]&amp;&quot;, {name: '&quot;&amp;[.C95]&amp;&quot;'}) CREATE (s)-[:&quot;&amp;[.A95]&amp;&quot; {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NV</text:p>
          </table:table-cell>
          <table:table-cell table:formula="of:=MATCH([.B95];[Nodes.$B$2:.$B$100];0)" office:value-type="string" office:string-value="" calcext:value-type="error">
            <text:p>#NV</text:p>
          </table:table-cell>
          <table:table-cell table:formula="of:=MATCH([.C95];[Nodes.$B$2:.$B$100];0)" office:value-type="string" office:string-value="" calcext:value-type="error">
            <text:p>#NV</text:p>
          </table:table-cell>
          <table:table-cell table:formula="of:=OFFSET([Nodes.$B$1];[.I95];-1)" office:value-type="string" office:string-value="" calcext:value-type="error">
            <text:p>#NV</text:p>
          </table:table-cell>
          <table:table-cell table:formula="of:=OFFSET([Nodes.$B$1];[.J9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6]&amp;&quot; {name: '&quot;&amp;[.B96]&amp;&quot;'}),(d:&quot;&amp;[.L96]&amp;&quot;, {name: '&quot;&amp;[.C96]&amp;&quot;'}) CREATE (s)-[:&quot;&amp;[.A96]&amp;&quot; {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NV</text:p>
          </table:table-cell>
          <table:table-cell table:formula="of:=MATCH([.B96];[Nodes.$B$2:.$B$100];0)" office:value-type="string" office:string-value="" calcext:value-type="error">
            <text:p>#NV</text:p>
          </table:table-cell>
          <table:table-cell table:formula="of:=MATCH([.C96];[Nodes.$B$2:.$B$100];0)" office:value-type="string" office:string-value="" calcext:value-type="error">
            <text:p>#NV</text:p>
          </table:table-cell>
          <table:table-cell table:formula="of:=OFFSET([Nodes.$B$1];[.I96];-1)" office:value-type="string" office:string-value="" calcext:value-type="error">
            <text:p>#NV</text:p>
          </table:table-cell>
          <table:table-cell table:formula="of:=OFFSET([Nodes.$B$1];[.J9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7]&amp;&quot; {name: '&quot;&amp;[.B97]&amp;&quot;'}),(d:&quot;&amp;[.L97]&amp;&quot;, {name: '&quot;&amp;[.C97]&amp;&quot;'}) CREATE (s)-[:&quot;&amp;[.A97]&amp;&quot; {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NV</text:p>
          </table:table-cell>
          <table:table-cell table:formula="of:=MATCH([.B97];[Nodes.$B$2:.$B$100];0)" office:value-type="string" office:string-value="" calcext:value-type="error">
            <text:p>#NV</text:p>
          </table:table-cell>
          <table:table-cell table:formula="of:=MATCH([.C97];[Nodes.$B$2:.$B$100];0)" office:value-type="string" office:string-value="" calcext:value-type="error">
            <text:p>#NV</text:p>
          </table:table-cell>
          <table:table-cell table:formula="of:=OFFSET([Nodes.$B$1];[.I97];-1)" office:value-type="string" office:string-value="" calcext:value-type="error">
            <text:p>#NV</text:p>
          </table:table-cell>
          <table:table-cell table:formula="of:=OFFSET([Nodes.$B$1];[.J9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8]&amp;&quot; {name: '&quot;&amp;[.B98]&amp;&quot;'}),(d:&quot;&amp;[.L98]&amp;&quot;, {name: '&quot;&amp;[.C98]&amp;&quot;'}) CREATE (s)-[:&quot;&amp;[.A98]&amp;&quot; {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NV</text:p>
          </table:table-cell>
          <table:table-cell table:formula="of:=MATCH([.B98];[Nodes.$B$2:.$B$100];0)" office:value-type="string" office:string-value="" calcext:value-type="error">
            <text:p>#NV</text:p>
          </table:table-cell>
          <table:table-cell table:formula="of:=MATCH([.C98];[Nodes.$B$2:.$B$100];0)" office:value-type="string" office:string-value="" calcext:value-type="error">
            <text:p>#NV</text:p>
          </table:table-cell>
          <table:table-cell table:formula="of:=OFFSET([Nodes.$B$1];[.I98];-1)" office:value-type="string" office:string-value="" calcext:value-type="error">
            <text:p>#NV</text:p>
          </table:table-cell>
          <table:table-cell table:formula="of:=OFFSET([Nodes.$B$1];[.J9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9]&amp;&quot; {name: '&quot;&amp;[.B99]&amp;&quot;'}),(d:&quot;&amp;[.L99]&amp;&quot;, {name: '&quot;&amp;[.C99]&amp;&quot;'}) CREATE (s)-[:&quot;&amp;[.A99]&amp;&quot; {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NV</text:p>
          </table:table-cell>
          <table:table-cell table:formula="of:=MATCH([.B99];[Nodes.$B$2:.$B$100];0)" office:value-type="string" office:string-value="" calcext:value-type="error">
            <text:p>#NV</text:p>
          </table:table-cell>
          <table:table-cell table:formula="of:=MATCH([.C99];[Nodes.$B$2:.$B$100];0)" office:value-type="string" office:string-value="" calcext:value-type="error">
            <text:p>#NV</text:p>
          </table:table-cell>
          <table:table-cell table:formula="of:=OFFSET([Nodes.$B$1];[.I99];-1)" office:value-type="string" office:string-value="" calcext:value-type="error">
            <text:p>#NV</text:p>
          </table:table-cell>
          <table:table-cell table:formula="of:=OFFSET([Nodes.$B$1];[.J9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00]&amp;&quot; {name: '&quot;&amp;[.B100]&amp;&quot;'}),(d:&quot;&amp;[.L100]&amp;&quot;, {name: '&quot;&amp;[.C100]&amp;&quot;'}) CREATE (s)-[:&quot;&amp;[.A100]&amp;&quot; {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NV</text:p>
          </table:table-cell>
          <table:table-cell table:formula="of:=MATCH([.B100];[Nodes.$B$2:.$B$100];0)" office:value-type="string" office:string-value="" calcext:value-type="error">
            <text:p>#NV</text:p>
          </table:table-cell>
          <table:table-cell table:formula="of:=MATCH([.C100];[Nodes.$B$2:.$B$100];0)" office:value-type="string" office:string-value="" calcext:value-type="error">
            <text:p>#NV</text:p>
          </table:table-cell>
          <table:table-cell table:formula="of:=OFFSET([Nodes.$B$1];[.I100];-1)" office:value-type="string" office:string-value="" calcext:value-type="error">
            <text:p>#NV</text:p>
          </table:table-cell>
          <table:table-cell table:formula="of:=OFFSET([Nodes.$B$1];[.J10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" table:style-name="ta1"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4" table:number-columns-repeated="1020" table:default-cell-style-name="ce16"/>
        <table:table-column table:style-name="co5" table:default-cell-style-name="ce16"/>
        <table:table-row table:style-name="ro4">
          <table:table-cell table:style-name="ce14" office:value-type="string" calcext:value-type="string">
            <text:p>Node-Type</text:p>
          </table:table-cell>
          <table:table-cell table:style-name="ce14" office:value-type="string" calcext:value-type="string">
            <text:p>Edge-Type</text:p>
          </table:table-cell>
          <table:table-cell table:style-name="ce14" office:value-type="string" calcext:value-type="string">
            <text:p>Status</text:p>
          </table:table-cell>
          <table:table-cell table:style-name="ce17" table:number-columns-repeated="1021"/>
        </table:table-row>
        <table:table-row table:style-name="ro4">
          <table:table-cell table:style-name="ce15" office:value-type="string" calcext:value-type="string">
            <text:p>sovereign_entity</text:p>
          </table:table-cell>
          <table:table-cell table:style-name="ce15" office:value-type="string" calcext:value-type="string">
            <text:p>located</text:p>
          </table:table-cell>
          <table:table-cell table:style-name="ce15" office:value-type="string" calcext:value-type="string">
            <text:p>proven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15" office:value-type="string" calcext:value-type="string">
            <text:p>continent</text:p>
          </table:table-cell>
          <table:table-cell table:style-name="ce15" office:value-type="string" calcext:value-type="string">
            <text:p>serves</text:p>
          </table:table-cell>
          <table:table-cell table:style-name="ce15" office:value-type="string" calcext:value-type="string">
            <text:p>unproven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belongs_to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town</text:p>
          </table:table-cell>
          <table:table-cell table:style-name="ce15" office:value-type="string" calcext:value-type="string">
            <text:p>follows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place</text:p>
          </table:table-cell>
          <table:table-cell table:style-name="ce15" office:value-type="string" calcext:value-type="string">
            <text:p>controls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force</text:p>
          </table:table-cell>
          <table:table-cell table:style-name="ce15" office:value-type="string" calcext:value-type="string">
            <text:p>lives_in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order</text:p>
          </table:table-cell>
          <table:table-cell table:style-name="ce15" office:value-type="string" calcext:value-type="string">
            <text:p>member_of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dynasty</text:p>
          </table:table-cell>
          <table:table-cell table:style-name="ce15" office:value-type="string" calcext:value-type="string">
            <text:p>related</text:p>
          </table:table-cell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15" office:value-type="string" calcext:value-type="string">
            <text:p>family</text:p>
          </table:table-cell>
          <table:table-cell table:style-name="ce15" office:value-type="string" calcext:value-type="string">
            <text:p>knows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 office:value-type="string" calcext:value-type="string">
            <text:p>person</text:p>
          </table:table-cell>
          <table:table-cell office:value-type="string" calcext:value-type="string">
            <text:p>take par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mpany</text:p>
          </table:table-cell>
          <table:table-cell office:value-type="string" calcext:value-type="string">
            <text:p>fro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vent</text:p>
          </table:table-cell>
          <table:table-cell office:value-type="string" calcext:value-type="string">
            <text:p>to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.00.0000</text:date>, <text:time style:data-style-name="N2" text:time-value="19:34:29.5872975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creator>Jörg Roth</dc:creator>
    <meta:creation-date>2018-06-13T13:56:29Z</meta:creation-date>
    <dc:date>2018-06-15T19:39:33.218119366</dc:date>
    <meta:editing-cycles>7</meta:editing-cycles>
    <meta:editing-duration>PT32M9S</meta:editing-duration>
    <meta:document-statistic meta:table-count="3" meta:cell-count="647" meta:object-count="0"/>
  </office:meta>
</office:document-meta>
</file>